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3.448cm"/>
    </style:style>
    <style:style style:name="co7" style:family="table-column">
      <style:table-column-properties fo:break-before="auto" style:column-width="3.478cm"/>
    </style:style>
    <style:style style:name="co8" style:family="table-column">
      <style:table-column-properties fo:break-before="auto" style:column-width="3.722cm"/>
    </style:style>
    <style:style style:name="co9" style:family="table-column">
      <style:table-column-properties fo:break-before="auto" style:column-width="5.089cm"/>
    </style:style>
    <style:style style:name="co10" style:family="table-column">
      <style:table-column-properties fo:break-before="auto" style:column-width="3.23cm"/>
    </style:style>
    <style:style style:name="co11" style:family="table-column">
      <style:table-column-properties fo:break-before="auto" style:column-width="3.343cm"/>
    </style:style>
    <style:style style:name="co12" style:family="table-column">
      <style:table-column-properties fo:break-before="auto" style:column-width="3.452cm"/>
    </style:style>
    <style:style style:name="co13" style:family="table-column">
      <style:table-column-properties fo:break-before="auto" style:column-width="3.616cm"/>
    </style:style>
    <style:style style:name="co14" style:family="table-column">
      <style:table-column-properties fo:break-before="auto" style:column-width="4.955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3.233cm"/>
    </style:style>
    <style:style style:name="co17" style:family="table-column">
      <style:table-column-properties fo:break-before="auto" style:column-width="2.741cm"/>
    </style:style>
    <style:style style:name="co18" style:family="table-column">
      <style:table-column-properties fo:break-before="auto" style:column-width="3.752cm"/>
    </style:style>
    <style:style style:name="co19" style:family="table-column">
      <style:table-column-properties fo:break-before="auto" style:column-width="1.7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color="#ff0000" fo:font-weight="bold" style:font-weight-asian="bold" style:font-weight-complex="bold"/>
    </style:style>
    <style:style style:name="ce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ext-properties style:font-name="Arial" fo:font-size="10pt" style:font-size-asian="10pt" style:font-size-complex="10pt"/>
    </style:style>
    <style:style style:name="ce7" style:family="table-cell" style:parent-style-name="Default">
      <style:text-properties fo:color="#000000" style:font-name="Arial" fo:font-size="10pt" style:font-name-asian="DejaVu Sans1" style:font-size-asian="10pt" style:font-name-complex="Calibri" style:font-size-complex="10pt"/>
    </style:style>
    <style:style style:name="ce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ext-properties style:font-name="Arial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100">
      <style:text-properties style:font-name="Arial" fo:font-size="10pt" style:font-size-asian="10pt" style:font-size-complex="10pt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100">
      <style:text-properties fo:font-weight="bold" style:font-weight-asian="bold" style:font-weight-complex="bold"/>
    </style:style>
    <style:style style:name="ce15" style:family="table-cell" style:parent-style-name="Default" style:data-style-name="N100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OSs" table:style-name="ta1" table:print="false">
        <office:forms form:automatic-focus="false" form:apply-design-mode="false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2"/>
        <table:table-row table:style-name="ro1">
          <table:table-cell table:style-name="ce1" office:value-type="string">
            <text:p>Category</text:p>
          </table:table-cell>
          <table:table-cell table:style-name="ce1" office:value-type="string">
            <text:p>Version Control ID</text:p>
          </table:table-cell>
          <table:table-cell table:style-name="ce1" office:value-type="string">
            <text:p>Software/OS Titl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style-name="ce10" office:value-type="string">
            <text:p>Operating Sytems</text:p>
          </table:table-cell>
          <table:table-cell table:number-columns-repeated="2"/>
          <table:table-cell table:style-name="ce11"/>
        </table:table-row>
        <table:table-row table:style-name="ro1">
          <table:table-cell/>
          <table:table-cell office:value-type="string">
            <text:p>VCOS01</text:p>
          </table:table-cell>
          <table:table-cell office:value-type="string">
            <text:p>Microsoft Windows 7</text:p>
          </table:table-cell>
          <table:table-cell office:value-type="string">
            <text:p>Microsoft operating system. </text:p>
          </table:table-cell>
        </table:table-row>
        <table:table-row table:style-name="ro1">
          <table:table-cell/>
          <table:table-cell office:value-type="string">
            <text:p>VCOS02</text:p>
          </table:table-cell>
          <table:table-cell office:value-type="string">
            <text:p>Mac OSX</text:p>
          </table:table-cell>
          <table:table-cell office:value-type="string">
            <text:p>Apple Mac operating system.</text:p>
          </table:table-cell>
        </table:table-row>
        <table:table-row table:style-name="ro1">
          <table:table-cell/>
          <table:table-cell office:value-type="string">
            <text:p>VCOS03</text:p>
          </table:table-cell>
          <table:table-cell office:value-type="string">
            <text:p>Ubuntu Linux</text:p>
          </table:table-cell>
          <table:table-cell office:value-type="string">
            <text:p>Linux operating system.</text:p>
          </table:table-cell>
        </table:table-row>
      </table:table>
      <table:table table:name="OS-Versions" table:style-name="ta1" table:print="false">
        <office:forms form:automatic-focus="false" form:apply-design-mode="false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row table:style-name="ro1">
          <table:table-cell table:style-name="ce1" office:value-type="string">
            <text:p>VCID</text:p>
          </table:table-cell>
          <table:table-cell table:style-name="ce1" office:value-type="string">
            <text:p>(OS (Formula))</text:p>
          </table:table-cell>
          <table:table-cell table:style-name="ce1" office:value-type="string">
            <text:p>User</text:p>
          </table:table-cell>
          <table:table-cell table:style-name="ce1" office:value-type="string">
            <text:p>Version</text:p>
          </table:table-cell>
          <table:table-cell table:style-name="ce1"/>
        </table:table-row>
        <table:table-row table:style-name="ro1">
          <table:table-cell table:style-name="ce9" office:value-type="string">
            <text:p>VCOS01</text:p>
          </table:table-cell>
          <table:table-cell table:formula="of:=IF(ISBLANK([.$A2]);&quot;&quot;;INDEX([$OSs.$C$3:$OSs.$C$100];MATCH([.$A2];[$OSs.$B$3:$OSs.$B$100];0);1))" office:value-type="string" office:string-value="Microsoft Windows 7">
            <text:p>Microsoft Windows 7</text:p>
          </table:table-cell>
          <table:table-cell table:style-name="ce9" office:value-type="string">
            <text:p>David Russell</text:p>
          </table:table-cell>
          <table:table-cell table:style-name="ce9" office:value-type="string">
            <text:p>6.1 Build 7600</text:p>
          </table:table-cell>
          <table:table-cell table:style-name="ce9"/>
        </table:table-row>
        <table:table-row table:style-name="ro1">
          <table:table-cell/>
          <table:table-cell table:formula="of:=IF(ISBLANK([.$A3]);&quot;&quot;;INDEX([$OSs.$C$3:$OSs.$C$100];MATCH([.$A3];[$OSs.$B$3:$OSs.$B$100];0);1))">
            <text:p/>
          </table:table-cell>
          <table:table-cell office:value-type="string">
            <text:p>James Nightingale</text:p>
          </table:table-cell>
          <table:table-cell table:style-name="ce13" office:value-type="string">
            <text:p>UNKNOWN</text:p>
          </table:table-cell>
          <table:table-cell/>
        </table:table-row>
        <table:table-row table:style-name="ro1">
          <table:table-cell table:style-name="ce11" office:value-type="string">
            <text:p>VCOS02</text:p>
          </table:table-cell>
          <table:table-cell table:formula="of:=IF(ISBLANK([.$A4]);&quot;&quot;;INDEX([$OSs.$C$3:$OSs.$C$100];MATCH([.$A4];[$OSs.$B$3:$OSs.$B$100];0);1))" office:value-type="string" office:string-value="Mac OSX">
            <text:p>Mac OSX</text:p>
          </table:table-cell>
          <table:table-cell office:value-type="string">
            <text:p>David Russell</text:p>
          </table:table-cell>
          <table:table-cell table:style-name="ce9" office:value-type="string">
            <text:p>10.6.6</text:p>
          </table:table-cell>
          <table:table-cell/>
        </table:table-row>
        <table:table-row table:style-name="ro1">
          <table:table-cell office:value-type="string">
            <text:p>VCOS03</text:p>
          </table:table-cell>
          <table:table-cell table:formula="of:=IF(ISBLANK([.$A5]);&quot;&quot;;INDEX([$OSs.$C$3:$OSs.$C$100];MATCH([.$A5];[$OSs.$B$3:$OSs.$B$100];0);1))" office:value-type="string" office:string-value="Ubuntu Linux">
            <text:p>Ubuntu Linux</text:p>
          </table:table-cell>
          <table:table-cell office:value-type="string">
            <text:p>David Russell</text:p>
          </table:table-cell>
          <table:table-cell table:style-name="ce9" office:value-type="string">
            <text:p>10.10</text:p>
          </table:table-cell>
          <table:table-cell/>
        </table:table-row>
        <table:table-row table:style-name="ro1">
          <table:table-cell/>
          <table:table-cell table:formula="of:=IF(ISBLANK([.$A6]);&quot;&quot;;INDEX([$OSs.$C$3:$OSs.$C$100];MATCH([.$A6];[$OSs.$B$3:$OSs.$B$100];0);1))">
            <text:p/>
          </table:table-cell>
          <table:table-cell office:value-type="string">
            <text:p>James Nightingale</text:p>
          </table:table-cell>
          <table:table-cell table:style-name="ce14" office:value-type="string">
            <text:p>UNKNOWN</text:p>
          </table:table-cell>
          <table:table-cell/>
        </table:table-row>
        <table:table-row table:style-name="ro1">
          <table:table-cell/>
          <table:table-cell table:formula="of:=IF(ISBLANK([.$A7]);&quot;&quot;;INDEX([$OSs.$C$3:$OSs.$C$100];MATCH([.$A7];[$OSs.$B$3:$OSs.$B$100];0);1))">
            <text:p/>
          </table:table-cell>
          <table:table-cell office:value-type="string">
            <text:p>Scott Dennison</text:p>
          </table:table-cell>
          <table:table-cell table:style-name="ce9" office:value-type="string">
            <text:p>10.04.2 LTS</text:p>
          </table:table-cell>
          <table:table-cell/>
        </table:table-row>
        <table:table-row table:style-name="ro1">
          <table:table-cell/>
          <table:table-cell table:formula="of:=IF(ISBLANK([.$A8]);&quot;&quot;;INDEX([$OSs.$C$3:$OSs.$C$100];MATCH([.$A8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9]);&quot;&quot;;INDEX([$OSs.$C$3:$OSs.$C$100];MATCH([.$A9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10]);&quot;&quot;;INDEX([$OSs.$C$3:$OSs.$C$100];MATCH([.$A10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11]);&quot;&quot;;INDEX([$OSs.$C$3:$OSs.$C$100];MATCH([.$A11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12]);&quot;&quot;;INDEX([$OSs.$C$3:$OSs.$C$100];MATCH([.$A12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13]);&quot;&quot;;INDEX([$OSs.$C$3:$OSs.$C$100];MATCH([.$A13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14]);&quot;&quot;;INDEX([$OSs.$C$3:$OSs.$C$100];MATCH([.$A14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15]);&quot;&quot;;INDEX([$OSs.$C$3:$OSs.$C$100];MATCH([.$A15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16]);&quot;&quot;;INDEX([$OSs.$C$3:$OSs.$C$100];MATCH([.$A16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17]);&quot;&quot;;INDEX([$OSs.$C$3:$OSs.$C$100];MATCH([.$A17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18]);&quot;&quot;;INDEX([$OSs.$C$3:$OSs.$C$100];MATCH([.$A18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19]);&quot;&quot;;INDEX([$OSs.$C$3:$OSs.$C$100];MATCH([.$A19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20]);&quot;&quot;;INDEX([$OSs.$C$3:$OSs.$C$100];MATCH([.$A20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21]);&quot;&quot;;INDEX([$OSs.$C$3:$OSs.$C$100];MATCH([.$A21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22]);&quot;&quot;;INDEX([$OSs.$C$3:$OSs.$C$100];MATCH([.$A22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23]);&quot;&quot;;INDEX([$OSs.$C$3:$OSs.$C$100];MATCH([.$A23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24]);&quot;&quot;;INDEX([$OSs.$C$3:$OSs.$C$100];MATCH([.$A24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25]);&quot;&quot;;INDEX([$OSs.$C$3:$OSs.$C$100];MATCH([.$A25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26]);&quot;&quot;;INDEX([$OSs.$C$3:$OSs.$C$100];MATCH([.$A26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27]);&quot;&quot;;INDEX([$OSs.$C$3:$OSs.$C$100];MATCH([.$A27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28]);&quot;&quot;;INDEX([$OSs.$C$3:$OSs.$C$100];MATCH([.$A28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29]);&quot;&quot;;INDEX([$OSs.$C$3:$OSs.$C$100];MATCH([.$A29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30]);&quot;&quot;;INDEX([$OSs.$C$3:$OSs.$C$100];MATCH([.$A30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31]);&quot;&quot;;INDEX([$OSs.$C$3:$OSs.$C$100];MATCH([.$A31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32]);&quot;&quot;;INDEX([$OSs.$C$3:$OSs.$C$100];MATCH([.$A32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33]);&quot;&quot;;INDEX([$OSs.$C$3:$OSs.$C$100];MATCH([.$A33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34]);&quot;&quot;;INDEX([$OSs.$C$3:$OSs.$C$100];MATCH([.$A34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35]);&quot;&quot;;INDEX([$OSs.$C$3:$OSs.$C$100];MATCH([.$A35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36]);&quot;&quot;;INDEX([$OSs.$C$3:$OSs.$C$100];MATCH([.$A36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37]);&quot;&quot;;INDEX([$OSs.$C$3:$OSs.$C$100];MATCH([.$A37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38]);&quot;&quot;;INDEX([$OSs.$C$3:$OSs.$C$100];MATCH([.$A38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39]);&quot;&quot;;INDEX([$OSs.$C$3:$OSs.$C$100];MATCH([.$A39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40]);&quot;&quot;;INDEX([$OSs.$C$3:$OSs.$C$100];MATCH([.$A40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41]);&quot;&quot;;INDEX([$OSs.$C$3:$OSs.$C$100];MATCH([.$A41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42]);&quot;&quot;;INDEX([$OSs.$C$3:$OSs.$C$100];MATCH([.$A42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43]);&quot;&quot;;INDEX([$OSs.$C$3:$OSs.$C$100];MATCH([.$A43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44]);&quot;&quot;;INDEX([$OSs.$C$3:$OSs.$C$100];MATCH([.$A44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45]);&quot;&quot;;INDEX([$OSs.$C$3:$OSs.$C$100];MATCH([.$A45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46]);&quot;&quot;;INDEX([$OSs.$C$3:$OSs.$C$100];MATCH([.$A46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47]);&quot;&quot;;INDEX([$OSs.$C$3:$OSs.$C$100];MATCH([.$A47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48]);&quot;&quot;;INDEX([$OSs.$C$3:$OSs.$C$100];MATCH([.$A48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49]);&quot;&quot;;INDEX([$OSs.$C$3:$OSs.$C$100];MATCH([.$A49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50]);&quot;&quot;;INDEX([$OSs.$C$3:$OSs.$C$100];MATCH([.$A50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51]);&quot;&quot;;INDEX([$OSs.$C$3:$OSs.$C$100];MATCH([.$A51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52]);&quot;&quot;;INDEX([$OSs.$C$3:$OSs.$C$100];MATCH([.$A52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53]);&quot;&quot;;INDEX([$OSs.$C$3:$OSs.$C$100];MATCH([.$A53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54]);&quot;&quot;;INDEX([$OSs.$C$3:$OSs.$C$100];MATCH([.$A54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55]);&quot;&quot;;INDEX([$OSs.$C$3:$OSs.$C$100];MATCH([.$A55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56]);&quot;&quot;;INDEX([$OSs.$C$3:$OSs.$C$100];MATCH([.$A56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57]);&quot;&quot;;INDEX([$OSs.$C$3:$OSs.$C$100];MATCH([.$A57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58]);&quot;&quot;;INDEX([$OSs.$C$3:$OSs.$C$100];MATCH([.$A58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59]);&quot;&quot;;INDEX([$OSs.$C$3:$OSs.$C$100];MATCH([.$A59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60]);&quot;&quot;;INDEX([$OSs.$C$3:$OSs.$C$100];MATCH([.$A60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61]);&quot;&quot;;INDEX([$OSs.$C$3:$OSs.$C$100];MATCH([.$A61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62]);&quot;&quot;;INDEX([$OSs.$C$3:$OSs.$C$100];MATCH([.$A62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63]);&quot;&quot;;INDEX([$OSs.$C$3:$OSs.$C$100];MATCH([.$A63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64]);&quot;&quot;;INDEX([$OSs.$C$3:$OSs.$C$100];MATCH([.$A64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65]);&quot;&quot;;INDEX([$OSs.$C$3:$OSs.$C$100];MATCH([.$A65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66]);&quot;&quot;;INDEX([$OSs.$C$3:$OSs.$C$100];MATCH([.$A66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67]);&quot;&quot;;INDEX([$OSs.$C$3:$OSs.$C$100];MATCH([.$A67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68]);&quot;&quot;;INDEX([$OSs.$C$3:$OSs.$C$100];MATCH([.$A68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69]);&quot;&quot;;INDEX([$OSs.$C$3:$OSs.$C$100];MATCH([.$A69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70]);&quot;&quot;;INDEX([$OSs.$C$3:$OSs.$C$100];MATCH([.$A70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71]);&quot;&quot;;INDEX([$OSs.$C$3:$OSs.$C$100];MATCH([.$A71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72]);&quot;&quot;;INDEX([$OSs.$C$3:$OSs.$C$100];MATCH([.$A72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73]);&quot;&quot;;INDEX([$OSs.$C$3:$OSs.$C$100];MATCH([.$A73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74]);&quot;&quot;;INDEX([$OSs.$C$3:$OSs.$C$100];MATCH([.$A74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75]);&quot;&quot;;INDEX([$OSs.$C$3:$OSs.$C$100];MATCH([.$A75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76]);&quot;&quot;;INDEX([$OSs.$C$3:$OSs.$C$100];MATCH([.$A76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77]);&quot;&quot;;INDEX([$OSs.$C$3:$OSs.$C$100];MATCH([.$A77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78]);&quot;&quot;;INDEX([$OSs.$C$3:$OSs.$C$100];MATCH([.$A78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79]);&quot;&quot;;INDEX([$OSs.$C$3:$OSs.$C$100];MATCH([.$A79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80]);&quot;&quot;;INDEX([$OSs.$C$3:$OSs.$C$100];MATCH([.$A80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81]);&quot;&quot;;INDEX([$OSs.$C$3:$OSs.$C$100];MATCH([.$A81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82]);&quot;&quot;;INDEX([$OSs.$C$3:$OSs.$C$100];MATCH([.$A82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83]);&quot;&quot;;INDEX([$OSs.$C$3:$OSs.$C$100];MATCH([.$A83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84]);&quot;&quot;;INDEX([$OSs.$C$3:$OSs.$C$100];MATCH([.$A84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85]);&quot;&quot;;INDEX([$OSs.$C$3:$OSs.$C$100];MATCH([.$A85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86]);&quot;&quot;;INDEX([$OSs.$C$3:$OSs.$C$100];MATCH([.$A86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87]);&quot;&quot;;INDEX([$OSs.$C$3:$OSs.$C$100];MATCH([.$A87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88]);&quot;&quot;;INDEX([$OSs.$C$3:$OSs.$C$100];MATCH([.$A88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89]);&quot;&quot;;INDEX([$OSs.$C$3:$OSs.$C$100];MATCH([.$A89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90]);&quot;&quot;;INDEX([$OSs.$C$3:$OSs.$C$100];MATCH([.$A90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91]);&quot;&quot;;INDEX([$OSs.$C$3:$OSs.$C$100];MATCH([.$A91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92]);&quot;&quot;;INDEX([$OSs.$C$3:$OSs.$C$100];MATCH([.$A92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93]);&quot;&quot;;INDEX([$OSs.$C$3:$OSs.$C$100];MATCH([.$A93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94]);&quot;&quot;;INDEX([$OSs.$C$3:$OSs.$C$100];MATCH([.$A94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95]);&quot;&quot;;INDEX([$OSs.$C$3:$OSs.$C$100];MATCH([.$A95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96]);&quot;&quot;;INDEX([$OSs.$C$3:$OSs.$C$100];MATCH([.$A96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97]);&quot;&quot;;INDEX([$OSs.$C$3:$OSs.$C$100];MATCH([.$A97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98]);&quot;&quot;;INDEX([$OSs.$C$3:$OSs.$C$100];MATCH([.$A98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99]);&quot;&quot;;INDEX([$OSs.$C$3:$OSs.$C$100];MATCH([.$A99];[$OSs.$B$3:$OSs.$B$100];0);1))">
            <text:p/>
          </table:table-cell>
          <table:table-cell table:number-columns-repeated="3"/>
        </table:table-row>
        <table:table-row table:style-name="ro1">
          <table:table-cell/>
          <table:table-cell table:formula="of:=IF(ISBLANK([.$A100]);&quot;&quot;;INDEX([$OSs.$C$3:$OSs.$C$100];MATCH([.$A100];[$OSs.$B$3:$OSs.$B$100];0);1))">
            <text:p/>
          </table:table-cell>
          <table:table-cell table:number-columns-repeated="3"/>
        </table:table-row>
      </table:table>
      <table:table table:name="Software" table:style-name="ta1" table:print="false">
        <office:forms form:automatic-focus="false" form:apply-design-mode="false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4" table:default-cell-style-name="Default"/>
        <table:table-row table:style-name="ro1">
          <table:table-cell table:style-name="ce1" office:value-type="string">
            <text:p>Category</text:p>
          </table:table-cell>
          <table:table-cell table:style-name="ce1" office:value-type="string">
            <text:p>Version Control ID</text:p>
          </table:table-cell>
          <table:table-cell table:style-name="ce1" office:value-type="string">
            <text:p>Software/OS Title</text:p>
          </table:table-cell>
          <table:table-cell table:style-name="ce1" office:value-type="string">
            <text:p>Description</text:p>
          </table:table-cell>
          <table:table-cell table:style-name="ce8" table:number-columns-spanned="4" table:number-rows-spanned="1"/>
          <table:covered-table-cell table:style-name="ce9"/>
          <table:covered-table-cell table:style-name="ce9"/>
          <table:covered-table-cell table:style-name="ce9"/>
        </table:table-row>
        <table:table-row table:style-name="ro1">
          <table:table-cell table:style-name="ce5" office:value-type="string">
            <text:p>Document Editors</text:p>
          </table:table-cell>
          <table:table-cell table:number-columns-repeated="3"/>
          <table:table-cell table:style-name="ce9" table:number-columns-repeated="4"/>
        </table:table-row>
        <table:table-row table:style-name="ro1">
          <table:table-cell/>
          <table:table-cell office:value-type="string">
            <text:p>VC04</text:p>
          </table:table-cell>
          <table:table-cell office:value-type="string">
            <text:p>Microsoft Office EE</text:p>
          </table:table-cell>
          <table:table-cell office:value-type="string">
            <text:p>Package of Office products by Microsoft. Includes: Excel &amp; Word.</text:p>
          </table:table-cell>
          <table:table-cell table:style-name="ce9" table:number-columns-repeated="4"/>
        </table:table-row>
        <table:table-row table:style-name="ro1">
          <table:table-cell/>
          <table:table-cell office:value-type="string">
            <text:p>VC05</text:p>
          </table:table-cell>
          <table:table-cell office:value-type="string">
            <text:p>OpenOffice.org</text:p>
          </table:table-cell>
          <table:table-cell office:value-type="string">
            <text:p>Free Office products based upon the Microsoft product</text:p>
          </table:table-cell>
          <table:table-cell table:style-name="ce9" table:number-columns-repeated="4"/>
        </table:table-row>
        <table:table-row table:style-name="ro1">
          <table:table-cell table:number-columns-repeated="4"/>
          <table:table-cell table:style-name="ce9" table:number-columns-repeated="4"/>
        </table:table-row>
        <table:table-row table:style-name="ro1">
          <table:table-cell table:style-name="ce5" office:value-type="string">
            <text:p>Code Editors</text:p>
          </table:table-cell>
          <table:table-cell table:number-columns-repeated="3"/>
          <table:table-cell table:style-name="ce9" table:number-columns-repeated="4"/>
        </table:table-row>
        <table:table-row table:style-name="ro1">
          <table:table-cell/>
          <table:table-cell office:value-type="string">
            <text:p>VC06</text:p>
          </table:table-cell>
          <table:table-cell office:value-type="string">
            <text:p>Netbeans</text:p>
          </table:table-cell>
          <table:table-cell office:value-type="string">
            <text:p>Netbeans Java Development Enviro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C07</text:p>
          </table:table-cell>
          <table:table-cell office:value-type="string">
            <text:p>Eclipse</text:p>
          </table:table-cell>
          <table:table-cell table:style-name="ce7" office:value-type="string">
            <text:p>Eclipse java development environment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5" office:value-type="string">
            <text:p>Code Compiler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C08</text:p>
          </table:table-cell>
          <table:table-cell office:value-type="string">
            <text:p>Java</text:p>
          </table:table-cell>
          <table:table-cell office:value-type="string">
            <text:p>SDK to develop and deploy java application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5" office:value-type="string">
            <text:p>Internet Browser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C09</text:p>
          </table:table-cell>
          <table:table-cell office:value-type="string">
            <text:p>Mozilla Firefox</text:p>
          </table:table-cell>
          <table:table-cell office:value-type="string">
            <text:p>Internet browser by Mozilla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C10</text:p>
          </table:table-cell>
          <table:table-cell office:value-type="string">
            <text:p>Google Chrome</text:p>
          </table:table-cell>
          <table:table-cell office:value-type="string">
            <text:p>Internet browser by Google</text:p>
          </table:table-cell>
          <table:table-cell table:number-columns-repeated="4"/>
        </table:table-row>
      </table:table>
      <table:table table:name="Software-Versions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17" table:default-cell-style-name="Default"/>
        <table:table-row table:style-name="ro1">
          <table:table-cell table:style-name="ce1" office:value-type="string">
            <text:p>Software VCID</text:p>
          </table:table-cell>
          <table:table-cell table:style-name="ce1" office:value-type="string">
            <text:p>(Software (Formula))</text:p>
          </table:table-cell>
          <table:table-cell table:style-name="ce1" office:value-type="string">
            <text:p>User</text:p>
          </table:table-cell>
          <table:table-cell table:style-name="ce1" office:value-type="string">
            <text:p>OS VCID</text:p>
          </table:table-cell>
          <table:table-cell table:style-name="ce1" office:value-type="string">
            <text:p>(OS (Formula))</text:p>
          </table:table-cell>
          <table:table-cell table:style-name="ce1" office:value-type="string">
            <text:p>Version</text:p>
          </table:table-cell>
        </table:table-row>
        <table:table-row table:style-name="ro1">
          <table:table-cell table:style-name="ce9" office:value-type="string">
            <text:p>VC04</text:p>
          </table:table-cell>
          <table:table-cell table:formula="of:=IF(ISBLANK([.$A2]);&quot;&quot;;INDEX([$Software.$C$3:$Software.$C$100];MATCH([.$A2];[$Software.$B$3:$Software.$B$100];0);1))" office:value-type="string" office:string-value="Microsoft Office EE">
            <text:p>Microsoft Office EE</text:p>
          </table:table-cell>
          <table:table-cell table:style-name="ce9" office:value-type="string">
            <text:p>David Russell</text:p>
          </table:table-cell>
          <table:table-cell office:value-type="string">
            <text:p>VCOS01</text:p>
          </table:table-cell>
          <table:table-cell table:formula="of:=IF(ISBLANK([.$D2]);&quot;&quot;;INDEX([$OSs.$C$3:$OSs.$C$100];MATCH([.$D2];[$OSs.$B$3:$OSs.$B$100];0);1))" office:value-type="string" office:string-value="Microsoft Windows 7">
            <text:p>Microsoft Windows 7</text:p>
          </table:table-cell>
          <table:table-cell table:style-name="ce9" office:value-type="string">
            <text:p>12.0.6425.1000</text:p>
          </table:table-cell>
        </table:table-row>
        <table:table-row table:style-name="ro1">
          <table:table-cell/>
          <table:table-cell table:formula="of:=IF(ISBLANK([.$A3]);&quot;&quot;;INDEX([$Software.$C$3:$Software.$C$100];MATCH([.$A3];[$Software.$B$3:$Software.$B$100];0);1))">
            <text:p/>
          </table:table-cell>
          <table:table-cell table:style-name="ce9"/>
          <table:table-cell office:value-type="string">
            <text:p>VCOS02</text:p>
          </table:table-cell>
          <table:table-cell table:formula="of:=IF(ISBLANK([.$D3]);&quot;&quot;;INDEX([$OSs.$C$3:$OSs.$C$100];MATCH([.$D3];[$OSs.$B$3:$OSs.$B$100];0);1))" office:value-type="string" office:string-value="Mac OSX">
            <text:p>Mac OSX</text:p>
          </table:table-cell>
          <table:table-cell table:style-name="ce14" office:value-type="string">
            <text:p>UNKNOWN</text:p>
          </table:table-cell>
        </table:table-row>
        <table:table-row table:style-name="ro1">
          <table:table-cell/>
          <table:table-cell table:formula="of:=IF(ISBLANK([.$A4]);&quot;&quot;;INDEX([$Software.$C$3:$Software.$C$100];MATCH([.$A4];[$Software.$B$3:$Software.$B$100];0);1))">
            <text:p/>
          </table:table-cell>
          <table:table-cell table:style-name="ce9"/>
          <table:table-cell office:value-type="string">
            <text:p>VCOS03</text:p>
          </table:table-cell>
          <table:table-cell table:formula="of:=IF(ISBLANK([.$D4]);&quot;&quot;;INDEX([$OSs.$C$3:$OSs.$C$100];MATCH([.$D4];[$OSs.$B$3:$OSs.$B$100];0);1))" office:value-type="string" office:string-value="Ubuntu Linux">
            <text:p>Ubuntu Linux</text:p>
          </table:table-cell>
          <table:table-cell table:style-name="ce14" office:value-type="string">
            <text:p>UNKNOWN</text:p>
          </table:table-cell>
        </table:table-row>
        <table:table-row table:style-name="ro1">
          <table:table-cell office:value-type="string">
            <text:p>VC05</text:p>
          </table:table-cell>
          <table:table-cell table:formula="of:=IF(ISBLANK([.$A5]);&quot;&quot;;INDEX([$Software.$C$3:$Software.$C$100];MATCH([.$A5];[$Software.$B$3:$Software.$B$100];0);1))" office:value-type="string" office:string-value="OpenOffice.org">
            <text:p>OpenOffice.org</text:p>
          </table:table-cell>
          <table:table-cell office:value-type="string">
            <text:p>David Russell</text:p>
          </table:table-cell>
          <table:table-cell office:value-type="string">
            <text:p>VCOS01</text:p>
          </table:table-cell>
          <table:table-cell table:formula="of:=IF(ISBLANK([.$D5]);&quot;&quot;;INDEX([$OSs.$C$3:$OSs.$C$100];MATCH([.$D5];[$OSs.$B$3:$OSs.$B$100];0);1))" office:value-type="string" office:string-value="Microsoft Windows 7">
            <text:p>Microsoft Windows 7</text:p>
          </table:table-cell>
          <table:table-cell table:style-name="ce14" office:value-type="string">
            <text:p>UNKNOWN</text:p>
          </table:table-cell>
        </table:table-row>
        <table:table-row table:style-name="ro1">
          <table:table-cell/>
          <table:table-cell table:formula="of:=IF(ISBLANK([.$A6]);&quot;&quot;;INDEX([$Software.$C$3:$Software.$C$100];MATCH([.$A6];[$Software.$B$3:$Software.$B$100];0);1))">
            <text:p/>
          </table:table-cell>
          <table:table-cell/>
          <table:table-cell office:value-type="string">
            <text:p>VCOS02</text:p>
          </table:table-cell>
          <table:table-cell table:formula="of:=IF(ISBLANK([.$D6]);&quot;&quot;;INDEX([$OSs.$C$3:$OSs.$C$100];MATCH([.$D6];[$OSs.$B$3:$OSs.$B$100];0);1))" office:value-type="string" office:string-value="Mac OSX">
            <text:p>Mac OSX</text:p>
          </table:table-cell>
          <table:table-cell table:style-name="ce14" office:value-type="string">
            <text:p>UNKNOWN</text:p>
          </table:table-cell>
        </table:table-row>
        <table:table-row table:style-name="ro1">
          <table:table-cell table:number-columns-repeated="3"/>
          <table:table-cell office:value-type="string">
            <text:p>VCOS03</text:p>
          </table:table-cell>
          <table:table-cell table:formula="of:=IF(ISBLANK([.$D7]);&quot;&quot;;INDEX([$OSs.$C$3:$OSs.$C$100];MATCH([.$D7];[$OSs.$B$3:$OSs.$B$100];0);1))" office:value-type="string" office:string-value="Ubuntu Linux">
            <text:p>Ubuntu Linux</text:p>
          </table:table-cell>
          <table:table-cell table:style-name="ce14" office:value-type="string">
            <text:p>UNKNOWN</text:p>
          </table:table-cell>
        </table:table-row>
        <table:table-row table:style-name="ro1">
          <table:table-cell table:number-columns-repeated="2"/>
          <table:table-cell office:value-type="string">
            <text:p>James Nightingale</text:p>
          </table:table-cell>
          <table:table-cell office:value-type="string">
            <text:p>VCOS01</text:p>
          </table:table-cell>
          <table:table-cell table:formula="of:=IF(ISBLANK([.$D8]);&quot;&quot;;INDEX([$OSs.$C$3:$OSs.$C$100];MATCH([.$D8];[$OSs.$B$3:$OSs.$B$100];0);1))" office:value-type="string" office:string-value="Microsoft Windows 7">
            <text:p>Microsoft Windows 7</text:p>
          </table:table-cell>
          <table:table-cell table:style-name="ce14" office:value-type="string">
            <text:p>UNKNOWN</text:p>
          </table:table-cell>
        </table:table-row>
        <table:table-row table:style-name="ro1">
          <table:table-cell table:number-columns-repeated="3"/>
          <table:table-cell office:value-type="string">
            <text:p>VCOS03</text:p>
          </table:table-cell>
          <table:table-cell table:formula="of:=IF(ISBLANK([.$D9]);&quot;&quot;;INDEX([$OSs.$C$3:$OSs.$C$100];MATCH([.$D9];[$OSs.$B$3:$OSs.$B$100];0);1))" office:value-type="string" office:string-value="Ubuntu Linux">
            <text:p>Ubuntu Linux</text:p>
          </table:table-cell>
          <table:table-cell table:style-name="ce14" office:value-type="string">
            <text:p>UNKNOWN</text:p>
          </table:table-cell>
        </table:table-row>
        <table:table-row table:style-name="ro1">
          <table:table-cell table:number-columns-repeated="2"/>
          <table:table-cell office:value-type="string">
            <text:p>Scott Dennison</text:p>
          </table:table-cell>
          <table:table-cell office:value-type="string">
            <text:p>VCOS03</text:p>
          </table:table-cell>
          <table:table-cell table:formula="of:=IF(ISBLANK([.$D10]);&quot;&quot;;INDEX([$OSs.$C$3:$OSs.$C$100];MATCH([.$D10];[$OSs.$B$3:$OSs.$B$100];0);1))" office:value-type="string" office:string-value="Ubuntu Linux">
            <text:p>Ubuntu Linux</text:p>
          </table:table-cell>
          <table:table-cell table:style-name="ce15" office:value-type="string">
            <text:p>3.2.1 Build 9505</text:p>
          </table:table-cell>
        </table:table-row>
        <table:table-row table:style-name="ro1">
          <table:table-cell office:value-type="string">
            <text:p>VC06</text:p>
          </table:table-cell>
          <table:table-cell table:formula="of:=IF(ISBLANK([.$A11]);&quot;&quot;;INDEX([$Software.$C$3:$Software.$C$100];MATCH([.$A11];[$Software.$B$3:$Software.$B$100];0);1))" office:value-type="string" office:string-value="Netbeans">
            <text:p>Netbeans</text:p>
          </table:table-cell>
          <table:table-cell office:value-type="string">
            <text:p>David Russell</text:p>
          </table:table-cell>
          <table:table-cell office:value-type="string">
            <text:p>VCOS01</text:p>
          </table:table-cell>
          <table:table-cell table:formula="of:=IF(ISBLANK([.$D11]);&quot;&quot;;INDEX([$OSs.$C$3:$OSs.$C$100];MATCH([.$D11];[$OSs.$B$3:$OSs.$B$100];0);1))" office:value-type="string" office:string-value="Microsoft Windows 7">
            <text:p>Microsoft Windows 7</text:p>
          </table:table-cell>
          <table:table-cell table:style-name="ce14" office:value-type="string">
            <text:p>UNKNOWN</text:p>
          </table:table-cell>
        </table:table-row>
        <table:table-row table:style-name="ro1">
          <table:table-cell/>
          <table:table-cell table:formula="of:=IF(ISBLANK([.$A12]);&quot;&quot;;INDEX([$Software.$C$3:$Software.$C$100];MATCH([.$A12];[$Software.$B$3:$Software.$B$100];0);1))">
            <text:p/>
          </table:table-cell>
          <table:table-cell/>
          <table:table-cell office:value-type="string">
            <text:p>VCOS02</text:p>
          </table:table-cell>
          <table:table-cell table:formula="of:=IF(ISBLANK([.$D12]);&quot;&quot;;INDEX([$OSs.$C$3:$OSs.$C$100];MATCH([.$D12];[$OSs.$B$3:$OSs.$B$100];0);1))" office:value-type="string" office:string-value="Mac OSX">
            <text:p>Mac OSX</text:p>
          </table:table-cell>
          <table:table-cell table:style-name="ce14" office:value-type="string">
            <text:p>UNKNOWN</text:p>
          </table:table-cell>
        </table:table-row>
        <table:table-row table:style-name="ro1">
          <table:table-cell table:number-columns-repeated="3"/>
          <table:table-cell office:value-type="string">
            <text:p>VCOS03</text:p>
          </table:table-cell>
          <table:table-cell table:formula="of:=IF(ISBLANK([.$D13]);&quot;&quot;;INDEX([$OSs.$C$3:$OSs.$C$100];MATCH([.$D13];[$OSs.$B$3:$OSs.$B$100];0);1))" office:value-type="string" office:string-value="Ubuntu Linux">
            <text:p>Ubuntu Linux</text:p>
          </table:table-cell>
          <table:table-cell table:style-name="ce14" office:value-type="string">
            <text:p>UNKNOWN</text:p>
          </table:table-cell>
        </table:table-row>
        <table:table-row table:style-name="ro1">
          <table:table-cell table:number-columns-repeated="2"/>
          <table:table-cell office:value-type="string">
            <text:p>James Nightingale</text:p>
          </table:table-cell>
          <table:table-cell office:value-type="string">
            <text:p>VCOS01</text:p>
          </table:table-cell>
          <table:table-cell table:formula="of:=IF(ISBLANK([.$D14]);&quot;&quot;;INDEX([$OSs.$C$3:$OSs.$C$100];MATCH([.$D14];[$OSs.$B$3:$OSs.$B$100];0);1))" office:value-type="string" office:string-value="Microsoft Windows 7">
            <text:p>Microsoft Windows 7</text:p>
          </table:table-cell>
          <table:table-cell table:style-name="ce14" office:value-type="string">
            <text:p>UNKNOWN</text:p>
          </table:table-cell>
        </table:table-row>
        <table:table-row table:style-name="ro1">
          <table:table-cell table:number-columns-repeated="3"/>
          <table:table-cell office:value-type="string">
            <text:p>VCOS03</text:p>
          </table:table-cell>
          <table:table-cell table:formula="of:=IF(ISBLANK([.$D15]);&quot;&quot;;INDEX([$OSs.$C$3:$OSs.$C$100];MATCH([.$D15];[$OSs.$B$3:$OSs.$B$100];0);1))" office:value-type="string" office:string-value="Ubuntu Linux">
            <text:p>Ubuntu Linux</text:p>
          </table:table-cell>
          <table:table-cell table:style-name="ce14" office:value-type="string">
            <text:p>UNKNOWN</text:p>
          </table:table-cell>
        </table:table-row>
        <table:table-row table:style-name="ro1">
          <table:table-cell table:number-columns-repeated="2"/>
          <table:table-cell office:value-type="string">
            <text:p>Scott Dennison</text:p>
          </table:table-cell>
          <table:table-cell office:value-type="string">
            <text:p>VCOS03</text:p>
          </table:table-cell>
          <table:table-cell table:formula="of:=IF(ISBLANK([.$D16]);&quot;&quot;;INDEX([$OSs.$C$3:$OSs.$C$100];MATCH([.$D16];[$OSs.$B$3:$OSs.$B$100];0);1))" office:value-type="string" office:string-value="Ubuntu Linux">
            <text:p>Ubuntu Linux</text:p>
          </table:table-cell>
          <table:table-cell table:style-name="ce15" office:value-type="string">
            <text:p>6.8 Build 200912041610</text:p>
          </table:table-cell>
        </table:table-row>
        <table:table-row table:style-name="ro1">
          <table:table-cell office:value-type="string">
            <text:p>VC07</text:p>
          </table:table-cell>
          <table:table-cell table:formula="of:=IF(ISBLANK([.$A17]);&quot;&quot;;INDEX([$Software.$C$3:$Software.$C$100];MATCH([.$A17];[$Software.$B$3:$Software.$B$100];0);1))" office:value-type="string" office:string-value="Eclipse">
            <text:p>Eclipse</text:p>
          </table:table-cell>
          <table:table-cell office:value-type="string">
            <text:p>David Russell</text:p>
          </table:table-cell>
          <table:table-cell office:value-type="string">
            <text:p>VCOS01</text:p>
          </table:table-cell>
          <table:table-cell table:formula="of:=IF(ISBLANK([.$D17]);&quot;&quot;;INDEX([$OSs.$C$3:$OSs.$C$100];MATCH([.$D17];[$OSs.$B$3:$OSs.$B$100];0);1))" office:value-type="string" office:string-value="Microsoft Windows 7">
            <text:p>Microsoft Windows 7</text:p>
          </table:table-cell>
          <table:table-cell table:style-name="ce14" office:value-type="string">
            <text:p>UNKNOWN</text:p>
          </table:table-cell>
        </table:table-row>
        <table:table-row table:style-name="ro1">
          <table:table-cell/>
          <table:table-cell table:formula="of:=IF(ISBLANK([.$A18]);&quot;&quot;;INDEX([$Software.$C$3:$Software.$C$100];MATCH([.$A18];[$Software.$B$3:$Software.$B$100];0);1))">
            <text:p/>
          </table:table-cell>
          <table:table-cell/>
          <table:table-cell office:value-type="string">
            <text:p>VCOS02</text:p>
          </table:table-cell>
          <table:table-cell table:formula="of:=IF(ISBLANK([.$D18]);&quot;&quot;;INDEX([$OSs.$C$3:$OSs.$C$100];MATCH([.$D18];[$OSs.$B$3:$OSs.$B$100];0);1))" office:value-type="string" office:string-value="Mac OSX">
            <text:p>Mac OSX</text:p>
          </table:table-cell>
          <table:table-cell table:style-name="ce14" office:value-type="string">
            <text:p>UNKNOWN</text:p>
          </table:table-cell>
        </table:table-row>
        <table:table-row table:style-name="ro1">
          <table:table-cell table:number-columns-repeated="3"/>
          <table:table-cell office:value-type="string">
            <text:p>VCOS03</text:p>
          </table:table-cell>
          <table:table-cell table:formula="of:=IF(ISBLANK([.$D19]);&quot;&quot;;INDEX([$OSs.$C$3:$OSs.$C$100];MATCH([.$D19];[$OSs.$B$3:$OSs.$B$100];0);1))" office:value-type="string" office:string-value="Ubuntu Linux">
            <text:p>Ubuntu Linux</text:p>
          </table:table-cell>
          <table:table-cell table:style-name="ce14" office:value-type="string">
            <text:p>UNKNOWN</text:p>
          </table:table-cell>
        </table:table-row>
        <table:table-row table:style-name="ro1">
          <table:table-cell table:number-columns-repeated="2"/>
          <table:table-cell office:value-type="string">
            <text:p>James Nightingale</text:p>
          </table:table-cell>
          <table:table-cell office:value-type="string">
            <text:p>VCOS01</text:p>
          </table:table-cell>
          <table:table-cell table:formula="of:=IF(ISBLANK([.$D20]);&quot;&quot;;INDEX([$OSs.$C$3:$OSs.$C$100];MATCH([.$D20];[$OSs.$B$3:$OSs.$B$100];0);1))" office:value-type="string" office:string-value="Microsoft Windows 7">
            <text:p>Microsoft Windows 7</text:p>
          </table:table-cell>
          <table:table-cell table:style-name="ce14" office:value-type="string">
            <text:p>UNKNOWN</text:p>
          </table:table-cell>
        </table:table-row>
        <table:table-row table:style-name="ro1">
          <table:table-cell table:number-columns-repeated="3"/>
          <table:table-cell office:value-type="string">
            <text:p>VCOS03</text:p>
          </table:table-cell>
          <table:table-cell table:formula="of:=IF(ISBLANK([.$D21]);&quot;&quot;;INDEX([$OSs.$C$3:$OSs.$C$100];MATCH([.$D21];[$OSs.$B$3:$OSs.$B$100];0);1))" office:value-type="string" office:string-value="Ubuntu Linux">
            <text:p>Ubuntu Linux</text:p>
          </table:table-cell>
          <table:table-cell table:style-name="ce14" office:value-type="string">
            <text:p>UNKNOWN</text:p>
          </table:table-cell>
        </table:table-row>
        <table:table-row table:style-name="ro1">
          <table:table-cell office:value-type="string">
            <text:p>VC08</text:p>
          </table:table-cell>
          <table:table-cell table:formula="of:=IF(ISBLANK([.$A22]);&quot;&quot;;INDEX([$Software.$C$3:$Software.$C$100];MATCH([.$A22];[$Software.$B$3:$Software.$B$100];0);1))" office:value-type="string" office:string-value="Java">
            <text:p>Java</text:p>
          </table:table-cell>
          <table:table-cell office:value-type="string">
            <text:p>David Russell</text:p>
          </table:table-cell>
          <table:table-cell office:value-type="string">
            <text:p>VCOS01</text:p>
          </table:table-cell>
          <table:table-cell table:formula="of:=IF(ISBLANK([.$D22]);&quot;&quot;;INDEX([$OSs.$C$3:$OSs.$C$100];MATCH([.$D22];[$OSs.$B$3:$OSs.$B$100];0);1))" office:value-type="string" office:string-value="Microsoft Windows 7">
            <text:p>Microsoft Windows 7</text:p>
          </table:table-cell>
          <table:table-cell table:style-name="ce14" office:value-type="string">
            <text:p>UNKNOWN</text:p>
          </table:table-cell>
        </table:table-row>
        <table:table-row table:style-name="ro1">
          <table:table-cell/>
          <table:table-cell table:formula="of:=IF(ISBLANK([.$A23]);&quot;&quot;;INDEX([$Software.$C$3:$Software.$C$100];MATCH([.$A23];[$Software.$B$3:$Software.$B$100];0);1))">
            <text:p/>
          </table:table-cell>
          <table:table-cell/>
          <table:table-cell office:value-type="string">
            <text:p>VCOS02</text:p>
          </table:table-cell>
          <table:table-cell table:formula="of:=IF(ISBLANK([.$D23]);&quot;&quot;;INDEX([$OSs.$C$3:$OSs.$C$100];MATCH([.$D23];[$OSs.$B$3:$OSs.$B$100];0);1))" office:value-type="string" office:string-value="Mac OSX">
            <text:p>Mac OSX</text:p>
          </table:table-cell>
          <table:table-cell table:style-name="ce14" office:value-type="string">
            <text:p>UNKNOWN</text:p>
          </table:table-cell>
        </table:table-row>
        <table:table-row table:style-name="ro1">
          <table:table-cell table:number-columns-repeated="3"/>
          <table:table-cell office:value-type="string">
            <text:p>VCOS03</text:p>
          </table:table-cell>
          <table:table-cell table:formula="of:=IF(ISBLANK([.$D24]);&quot;&quot;;INDEX([$OSs.$C$3:$OSs.$C$100];MATCH([.$D24];[$OSs.$B$3:$OSs.$B$100];0);1))" office:value-type="string" office:string-value="Ubuntu Linux">
            <text:p>Ubuntu Linux</text:p>
          </table:table-cell>
          <table:table-cell table:style-name="ce14" office:value-type="string">
            <text:p>UNKNOWN</text:p>
          </table:table-cell>
        </table:table-row>
        <table:table-row table:style-name="ro1">
          <table:table-cell table:number-columns-repeated="2"/>
          <table:table-cell office:value-type="string">
            <text:p>James Nightingale</text:p>
          </table:table-cell>
          <table:table-cell office:value-type="string">
            <text:p>VCOS01</text:p>
          </table:table-cell>
          <table:table-cell table:formula="of:=IF(ISBLANK([.$D25]);&quot;&quot;;INDEX([$OSs.$C$3:$OSs.$C$100];MATCH([.$D25];[$OSs.$B$3:$OSs.$B$100];0);1))" office:value-type="string" office:string-value="Microsoft Windows 7">
            <text:p>Microsoft Windows 7</text:p>
          </table:table-cell>
          <table:table-cell table:style-name="ce14" office:value-type="string">
            <text:p>UNKNOWN</text:p>
          </table:table-cell>
        </table:table-row>
        <table:table-row table:style-name="ro1">
          <table:table-cell table:number-columns-repeated="3"/>
          <table:table-cell office:value-type="string">
            <text:p>VCOS03</text:p>
          </table:table-cell>
          <table:table-cell table:formula="of:=IF(ISBLANK([.$D26]);&quot;&quot;;INDEX([$OSs.$C$3:$OSs.$C$100];MATCH([.$D26];[$OSs.$B$3:$OSs.$B$100];0);1))" office:value-type="string" office:string-value="Ubuntu Linux">
            <text:p>Ubuntu Linux</text:p>
          </table:table-cell>
          <table:table-cell table:style-name="ce14" office:value-type="string">
            <text:p>UNKNOWN</text:p>
          </table:table-cell>
        </table:table-row>
        <table:table-row table:style-name="ro1">
          <table:table-cell table:number-columns-repeated="2"/>
          <table:table-cell office:value-type="string">
            <text:p>Scott Dennison</text:p>
          </table:table-cell>
          <table:table-cell office:value-type="string">
            <text:p>VCOS03</text:p>
          </table:table-cell>
          <table:table-cell table:formula="of:=IF(ISBLANK([.$D27]);&quot;&quot;;INDEX([$OSs.$C$3:$OSs.$C$100];MATCH([.$D27];[$OSs.$B$3:$OSs.$B$100];0);1))" office:value-type="string" office:string-value="Ubuntu Linux">
            <text:p>Ubuntu Linux</text:p>
          </table:table-cell>
          <table:table-cell table:style-name="ce15" office:value-type="string">
            <text:p>1.6.0_20</text:p>
          </table:table-cell>
        </table:table-row>
        <table:table-row table:style-name="ro1">
          <table:table-cell office:value-type="string">
            <text:p>VC09</text:p>
          </table:table-cell>
          <table:table-cell table:formula="of:=IF(ISBLANK([.$A28]);&quot;&quot;;INDEX([$Software.$C$3:$Software.$C$100];MATCH([.$A28];[$Software.$B$3:$Software.$B$100];0);1))" office:value-type="string" office:string-value="Mozilla Firefox">
            <text:p>Mozilla Firefox</text:p>
          </table:table-cell>
          <table:table-cell office:value-type="string">
            <text:p>David Russell</text:p>
          </table:table-cell>
          <table:table-cell office:value-type="string">
            <text:p>VCOS01</text:p>
          </table:table-cell>
          <table:table-cell table:formula="of:=IF(ISBLANK([.$D28]);&quot;&quot;;INDEX([$OSs.$C$3:$OSs.$C$100];MATCH([.$D28];[$OSs.$B$3:$OSs.$B$100];0);1))" office:value-type="string" office:string-value="Microsoft Windows 7">
            <text:p>Microsoft Windows 7</text:p>
          </table:table-cell>
          <table:table-cell table:style-name="ce14" office:value-type="string">
            <text:p>UNKNOWN</text:p>
          </table:table-cell>
        </table:table-row>
        <table:table-row table:style-name="ro1">
          <table:table-cell/>
          <table:table-cell table:formula="of:=IF(ISBLANK([.$A29]);&quot;&quot;;INDEX([$Software.$C$3:$Software.$C$100];MATCH([.$A29];[$Software.$B$3:$Software.$B$100];0);1))">
            <text:p/>
          </table:table-cell>
          <table:table-cell/>
          <table:table-cell office:value-type="string">
            <text:p>VCOS02</text:p>
          </table:table-cell>
          <table:table-cell table:formula="of:=IF(ISBLANK([.$D29]);&quot;&quot;;INDEX([$OSs.$C$3:$OSs.$C$100];MATCH([.$D29];[$OSs.$B$3:$OSs.$B$100];0);1))" office:value-type="string" office:string-value="Mac OSX">
            <text:p>Mac OSX</text:p>
          </table:table-cell>
          <table:table-cell table:style-name="ce14" office:value-type="string">
            <text:p>UNKNOWN</text:p>
          </table:table-cell>
        </table:table-row>
        <table:table-row table:style-name="ro1">
          <table:table-cell table:number-columns-repeated="3"/>
          <table:table-cell office:value-type="string">
            <text:p>VCOS03</text:p>
          </table:table-cell>
          <table:table-cell table:formula="of:=IF(ISBLANK([.$D30]);&quot;&quot;;INDEX([$OSs.$C$3:$OSs.$C$100];MATCH([.$D30];[$OSs.$B$3:$OSs.$B$100];0);1))" office:value-type="string" office:string-value="Ubuntu Linux">
            <text:p>Ubuntu Linux</text:p>
          </table:table-cell>
          <table:table-cell table:style-name="ce14" office:value-type="string">
            <text:p>UNKNOWN</text:p>
          </table:table-cell>
        </table:table-row>
        <table:table-row table:style-name="ro1">
          <table:table-cell table:number-columns-repeated="2"/>
          <table:table-cell office:value-type="string">
            <text:p>James Nightingale</text:p>
          </table:table-cell>
          <table:table-cell office:value-type="string">
            <text:p>VCOS01</text:p>
          </table:table-cell>
          <table:table-cell table:formula="of:=IF(ISBLANK([.$D31]);&quot;&quot;;INDEX([$OSs.$C$3:$OSs.$C$100];MATCH([.$D31];[$OSs.$B$3:$OSs.$B$100];0);1))" office:value-type="string" office:string-value="Microsoft Windows 7">
            <text:p>Microsoft Windows 7</text:p>
          </table:table-cell>
          <table:table-cell table:style-name="ce14" office:value-type="string">
            <text:p>UNKNOWN</text:p>
          </table:table-cell>
        </table:table-row>
        <table:table-row table:style-name="ro1">
          <table:table-cell table:number-columns-repeated="3"/>
          <table:table-cell office:value-type="string">
            <text:p>VCOS03</text:p>
          </table:table-cell>
          <table:table-cell table:formula="of:=IF(ISBLANK([.$D32]);&quot;&quot;;INDEX([$OSs.$C$3:$OSs.$C$100];MATCH([.$D32];[$OSs.$B$3:$OSs.$B$100];0);1))" office:value-type="string" office:string-value="Ubuntu Linux">
            <text:p>Ubuntu Linux</text:p>
          </table:table-cell>
          <table:table-cell table:style-name="ce14" office:value-type="string">
            <text:p>UNKNOWN</text:p>
          </table:table-cell>
        </table:table-row>
        <table:table-row table:style-name="ro1">
          <table:table-cell table:number-columns-repeated="2"/>
          <table:table-cell office:value-type="string">
            <text:p>Scott Dennison</text:p>
          </table:table-cell>
          <table:table-cell office:value-type="string">
            <text:p>VCOS03</text:p>
          </table:table-cell>
          <table:table-cell table:formula="of:=IF(ISBLANK([.$D33]);&quot;&quot;;INDEX([$OSs.$C$3:$OSs.$C$100];MATCH([.$D33];[$OSs.$B$3:$OSs.$B$100];0);1))" office:value-type="string" office:string-value="Ubuntu Linux">
            <text:p>Ubuntu Linux</text:p>
          </table:table-cell>
          <table:table-cell table:style-name="ce15" office:value-type="string">
            <text:p>3.6.15</text:p>
          </table:table-cell>
        </table:table-row>
        <table:table-row table:style-name="ro1">
          <table:table-cell office:value-type="string">
            <text:p>VC10</text:p>
          </table:table-cell>
          <table:table-cell table:formula="of:=IF(ISBLANK([.$A34]);&quot;&quot;;INDEX([$Software.$C$3:$Software.$C$100];MATCH([.$A34];[$Software.$B$3:$Software.$B$100];0);1))" office:value-type="string" office:string-value="Google Chrome">
            <text:p>Google Chrome</text:p>
          </table:table-cell>
          <table:table-cell office:value-type="string">
            <text:p>David Russell</text:p>
          </table:table-cell>
          <table:table-cell office:value-type="string">
            <text:p>VCOS01</text:p>
          </table:table-cell>
          <table:table-cell table:formula="of:=IF(ISBLANK([.$D34]);&quot;&quot;;INDEX([$OSs.$C$3:$OSs.$C$100];MATCH([.$D34];[$OSs.$B$3:$OSs.$B$100];0);1))" office:value-type="string" office:string-value="Microsoft Windows 7">
            <text:p>Microsoft Windows 7</text:p>
          </table:table-cell>
          <table:table-cell table:style-name="ce14" office:value-type="string">
            <text:p>UNKNOWN</text:p>
          </table:table-cell>
        </table:table-row>
        <table:table-row table:style-name="ro1">
          <table:table-cell/>
          <table:table-cell table:formula="of:=IF(ISBLANK([.$A35]);&quot;&quot;;INDEX([$Software.$C$3:$Software.$C$100];MATCH([.$A35];[$Software.$B$3:$Software.$B$100];0);1))">
            <text:p/>
          </table:table-cell>
          <table:table-cell/>
          <table:table-cell office:value-type="string">
            <text:p>VCOS02</text:p>
          </table:table-cell>
          <table:table-cell table:formula="of:=IF(ISBLANK([.$D35]);&quot;&quot;;INDEX([$OSs.$C$3:$OSs.$C$100];MATCH([.$D35];[$OSs.$B$3:$OSs.$B$100];0);1))" office:value-type="string" office:string-value="Mac OSX">
            <text:p>Mac OSX</text:p>
          </table:table-cell>
          <table:table-cell table:style-name="ce14" office:value-type="string">
            <text:p>UNKNOWN</text:p>
          </table:table-cell>
        </table:table-row>
        <table:table-row table:style-name="ro1">
          <table:table-cell table:number-columns-repeated="3"/>
          <table:table-cell office:value-type="string">
            <text:p>VCOS03</text:p>
          </table:table-cell>
          <table:table-cell table:formula="of:=IF(ISBLANK([.$D36]);&quot;&quot;;INDEX([$OSs.$C$3:$OSs.$C$100];MATCH([.$D36];[$OSs.$B$3:$OSs.$B$100];0);1))" office:value-type="string" office:string-value="Ubuntu Linux">
            <text:p>Ubuntu Linux</text:p>
          </table:table-cell>
          <table:table-cell table:style-name="ce14" office:value-type="string">
            <text:p>UNKNOWN</text:p>
          </table:table-cell>
        </table:table-row>
        <table:table-row table:style-name="ro1">
          <table:table-cell table:number-columns-repeated="2"/>
          <table:table-cell office:value-type="string">
            <text:p>James Nightingale</text:p>
          </table:table-cell>
          <table:table-cell office:value-type="string">
            <text:p>VCOS01</text:p>
          </table:table-cell>
          <table:table-cell table:formula="of:=IF(ISBLANK([.$D37]);&quot;&quot;;INDEX([$OSs.$C$3:$OSs.$C$100];MATCH([.$D37];[$OSs.$B$3:$OSs.$B$100];0);1))" office:value-type="string" office:string-value="Microsoft Windows 7">
            <text:p>Microsoft Windows 7</text:p>
          </table:table-cell>
          <table:table-cell table:style-name="ce14" office:value-type="string">
            <text:p>UNKNOWN</text:p>
          </table:table-cell>
        </table:table-row>
        <table:table-row table:style-name="ro1">
          <table:table-cell table:number-columns-repeated="3"/>
          <table:table-cell office:value-type="string">
            <text:p>VCOS03</text:p>
          </table:table-cell>
          <table:table-cell table:formula="of:=IF(ISBLANK([.$D38]);&quot;&quot;;INDEX([$OSs.$C$3:$OSs.$C$100];MATCH([.$D38];[$OSs.$B$3:$OSs.$B$100];0);1))" office:value-type="string" office:string-value="Ubuntu Linux">
            <text:p>Ubuntu Linux</text:p>
          </table:table-cell>
          <table:table-cell table:style-name="ce14" office:value-type="string">
            <text:p>UNKNOWN</text:p>
          </table:table-cell>
        </table:table-row>
        <table:table-row table:style-name="ro1">
          <table:table-cell table:number-columns-repeated="2"/>
          <table:table-cell office:value-type="string">
            <text:p>Scott Dennison</text:p>
          </table:table-cell>
          <table:table-cell office:value-type="string">
            <text:p>VCOS03</text:p>
          </table:table-cell>
          <table:table-cell table:formula="of:=IF(ISBLANK([.$D39]);&quot;&quot;;INDEX([$OSs.$C$3:$OSs.$C$100];MATCH([.$D39];[$OSs.$B$3:$OSs.$B$100];0);1))" office:value-type="string" office:string-value="Ubuntu Linux">
            <text:p>Ubuntu Linux</text:p>
          </table:table-cell>
          <table:table-cell table:style-name="ce15" office:value-type="string">
            <text:p>10.0.648.151</text:p>
          </table:table-cell>
        </table:table-row>
        <table:table-row table:style-name="ro1">
          <table:table-cell/>
          <table:table-cell table:formula="of:=IF(ISBLANK([.$A40]);&quot;&quot;;INDEX([$Software.$C$3:$Software.$C$100];MATCH([.$A40];[$Software.$B$3:$Software.$B$100];0);1))">
            <text:p/>
          </table:table-cell>
          <table:table-cell/>
          <table:table-cell/>
          <table:table-cell table:formula="of:=IF(ISBLANK([.$D40]);&quot;&quot;;INDEX([$OSs.$C$3:$OSs.$C$100];MATCH([.$D40];[$OSs.$B$3:$OSs.$B$100];0);1))">
            <text:p/>
          </table:table-cell>
          <table:table-cell/>
        </table:table-row>
        <table:table-row table:style-name="ro1">
          <table:table-cell/>
          <table:table-cell table:formula="of:=IF(ISBLANK([.$A41]);&quot;&quot;;INDEX([$Software.$C$3:$Software.$C$100];MATCH([.$A41];[$Software.$B$3:$Software.$B$100];0);1))">
            <text:p/>
          </table:table-cell>
          <table:table-cell/>
          <table:table-cell/>
          <table:table-cell table:formula="of:=IF(ISBLANK([.$D41]);&quot;&quot;;INDEX([$OSs.$C$3:$OSs.$C$100];MATCH([.$D41];[$OSs.$B$3:$OSs.$B$100];0);1))">
            <text:p/>
          </table:table-cell>
          <table:table-cell/>
        </table:table-row>
        <table:table-row table:style-name="ro1">
          <table:table-cell/>
          <table:table-cell table:formula="of:=IF(ISBLANK([.$A42]);&quot;&quot;;INDEX([$Software.$C$3:$Software.$C$100];MATCH([.$A42];[$Software.$B$3:$Software.$B$100];0);1))">
            <text:p/>
          </table:table-cell>
          <table:table-cell/>
          <table:table-cell/>
          <table:table-cell table:formula="of:=IF(ISBLANK([.$D42]);&quot;&quot;;INDEX([$OSs.$C$3:$OSs.$C$100];MATCH([.$D42];[$OSs.$B$3:$OSs.$B$100];0);1))">
            <text:p/>
          </table:table-cell>
          <table:table-cell/>
        </table:table-row>
        <table:table-row table:style-name="ro1">
          <table:table-cell/>
          <table:table-cell table:formula="of:=IF(ISBLANK([.$A43]);&quot;&quot;;INDEX([$Software.$C$3:$Software.$C$100];MATCH([.$A43];[$Software.$B$3:$Software.$B$100];0);1))">
            <text:p/>
          </table:table-cell>
          <table:table-cell/>
          <table:table-cell/>
          <table:table-cell table:formula="of:=IF(ISBLANK([.$D43]);&quot;&quot;;INDEX([$OSs.$C$3:$OSs.$C$100];MATCH([.$D43];[$OSs.$B$3:$OSs.$B$100];0);1))">
            <text:p/>
          </table:table-cell>
          <table:table-cell/>
        </table:table-row>
        <table:table-row table:style-name="ro1">
          <table:table-cell/>
          <table:table-cell table:formula="of:=IF(ISBLANK([.$A44]);&quot;&quot;;INDEX([$Software.$C$3:$Software.$C$100];MATCH([.$A44];[$Software.$B$3:$Software.$B$100];0);1))">
            <text:p/>
          </table:table-cell>
          <table:table-cell/>
          <table:table-cell/>
          <table:table-cell table:formula="of:=IF(ISBLANK([.$D44]);&quot;&quot;;INDEX([$OSs.$C$3:$OSs.$C$100];MATCH([.$D44];[$OSs.$B$3:$OSs.$B$100];0);1))">
            <text:p/>
          </table:table-cell>
          <table:table-cell/>
        </table:table-row>
        <table:table-row table:style-name="ro1">
          <table:table-cell/>
          <table:table-cell table:formula="of:=IF(ISBLANK([.$A45]);&quot;&quot;;INDEX([$Software.$C$3:$Software.$C$100];MATCH([.$A45];[$Software.$B$3:$Software.$B$100];0);1))">
            <text:p/>
          </table:table-cell>
          <table:table-cell/>
          <table:table-cell/>
          <table:table-cell table:formula="of:=IF(ISBLANK([.$D45]);&quot;&quot;;INDEX([$OSs.$C$3:$OSs.$C$100];MATCH([.$D45];[$OSs.$B$3:$OSs.$B$100];0);1))">
            <text:p/>
          </table:table-cell>
          <table:table-cell/>
        </table:table-row>
        <table:table-row table:style-name="ro1">
          <table:table-cell/>
          <table:table-cell table:formula="of:=IF(ISBLANK([.$A46]);&quot;&quot;;INDEX([$Software.$C$3:$Software.$C$100];MATCH([.$A46];[$Software.$B$3:$Software.$B$100];0);1))">
            <text:p/>
          </table:table-cell>
          <table:table-cell/>
          <table:table-cell/>
          <table:table-cell table:formula="of:=IF(ISBLANK([.$D46]);&quot;&quot;;INDEX([$OSs.$C$3:$OSs.$C$100];MATCH([.$D46];[$OSs.$B$3:$OSs.$B$100];0);1))">
            <text:p/>
          </table:table-cell>
          <table:table-cell/>
        </table:table-row>
        <table:table-row table:style-name="ro1">
          <table:table-cell/>
          <table:table-cell table:formula="of:=IF(ISBLANK([.$A47]);&quot;&quot;;INDEX([$Software.$C$3:$Software.$C$100];MATCH([.$A47];[$Software.$B$3:$Software.$B$100];0);1))">
            <text:p/>
          </table:table-cell>
          <table:table-cell/>
          <table:table-cell/>
          <table:table-cell table:formula="of:=IF(ISBLANK([.$D47]);&quot;&quot;;INDEX([$OSs.$C$3:$OSs.$C$100];MATCH([.$D47];[$OSs.$B$3:$OSs.$B$100];0);1))">
            <text:p/>
          </table:table-cell>
          <table:table-cell/>
        </table:table-row>
        <table:table-row table:style-name="ro1">
          <table:table-cell/>
          <table:table-cell table:formula="of:=IF(ISBLANK([.$A48]);&quot;&quot;;INDEX([$Software.$C$3:$Software.$C$100];MATCH([.$A48];[$Software.$B$3:$Software.$B$100];0);1))">
            <text:p/>
          </table:table-cell>
          <table:table-cell/>
          <table:table-cell/>
          <table:table-cell table:formula="of:=IF(ISBLANK([.$D48]);&quot;&quot;;INDEX([$OSs.$C$3:$OSs.$C$100];MATCH([.$D48];[$OSs.$B$3:$OSs.$B$100];0);1))">
            <text:p/>
          </table:table-cell>
          <table:table-cell/>
        </table:table-row>
        <table:table-row table:style-name="ro1">
          <table:table-cell/>
          <table:table-cell table:formula="of:=IF(ISBLANK([.$A49]);&quot;&quot;;INDEX([$Software.$C$3:$Software.$C$100];MATCH([.$A49];[$Software.$B$3:$Software.$B$100];0);1))">
            <text:p/>
          </table:table-cell>
          <table:table-cell/>
          <table:table-cell/>
          <table:table-cell table:formula="of:=IF(ISBLANK([.$D49]);&quot;&quot;;INDEX([$OSs.$C$3:$OSs.$C$100];MATCH([.$D49];[$OSs.$B$3:$OSs.$B$100];0);1))">
            <text:p/>
          </table:table-cell>
          <table:table-cell/>
        </table:table-row>
        <table:table-row table:style-name="ro1">
          <table:table-cell/>
          <table:table-cell table:formula="of:=IF(ISBLANK([.$A50]);&quot;&quot;;INDEX([$Software.$C$3:$Software.$C$100];MATCH([.$A50];[$Software.$B$3:$Software.$B$100];0);1))">
            <text:p/>
          </table:table-cell>
          <table:table-cell/>
          <table:table-cell/>
          <table:table-cell table:formula="of:=IF(ISBLANK([.$D50]);&quot;&quot;;INDEX([$OSs.$C$3:$OSs.$C$100];MATCH([.$D50];[$OSs.$B$3:$OSs.$B$100];0);1))">
            <text:p/>
          </table:table-cell>
          <table:table-cell/>
        </table:table-row>
        <table:table-row table:style-name="ro1">
          <table:table-cell/>
          <table:table-cell table:formula="of:=IF(ISBLANK([.$A51]);&quot;&quot;;INDEX([$Software.$C$3:$Software.$C$100];MATCH([.$A51];[$Software.$B$3:$Software.$B$100];0);1))">
            <text:p/>
          </table:table-cell>
          <table:table-cell/>
          <table:table-cell/>
          <table:table-cell table:formula="of:=IF(ISBLANK([.$D51]);&quot;&quot;;INDEX([$OSs.$C$3:$OSs.$C$100];MATCH([.$D51];[$OSs.$B$3:$OSs.$B$100];0);1))">
            <text:p/>
          </table:table-cell>
          <table:table-cell/>
        </table:table-row>
        <table:table-row table:style-name="ro1">
          <table:table-cell/>
          <table:table-cell table:formula="of:=IF(ISBLANK([.$A52]);&quot;&quot;;INDEX([$Software.$C$3:$Software.$C$100];MATCH([.$A52];[$Software.$B$3:$Software.$B$100];0);1))">
            <text:p/>
          </table:table-cell>
          <table:table-cell/>
          <table:table-cell/>
          <table:table-cell table:formula="of:=IF(ISBLANK([.$D52]);&quot;&quot;;INDEX([$OSs.$C$3:$OSs.$C$100];MATCH([.$D52];[$OSs.$B$3:$OSs.$B$100];0);1))">
            <text:p/>
          </table:table-cell>
          <table:table-cell/>
        </table:table-row>
        <table:table-row table:style-name="ro1">
          <table:table-cell/>
          <table:table-cell table:formula="of:=IF(ISBLANK([.$A53]);&quot;&quot;;INDEX([$Software.$C$3:$Software.$C$100];MATCH([.$A53];[$Software.$B$3:$Software.$B$100];0);1))">
            <text:p/>
          </table:table-cell>
          <table:table-cell/>
          <table:table-cell/>
          <table:table-cell table:formula="of:=IF(ISBLANK([.$D53]);&quot;&quot;;INDEX([$OSs.$C$3:$OSs.$C$100];MATCH([.$D53];[$OSs.$B$3:$OSs.$B$100];0);1))">
            <text:p/>
          </table:table-cell>
          <table:table-cell/>
        </table:table-row>
        <table:table-row table:style-name="ro1">
          <table:table-cell/>
          <table:table-cell table:formula="of:=IF(ISBLANK([.$A54]);&quot;&quot;;INDEX([$Software.$C$3:$Software.$C$100];MATCH([.$A54];[$Software.$B$3:$Software.$B$100];0);1))">
            <text:p/>
          </table:table-cell>
          <table:table-cell/>
          <table:table-cell/>
          <table:table-cell table:formula="of:=IF(ISBLANK([.$D54]);&quot;&quot;;INDEX([$OSs.$C$3:$OSs.$C$100];MATCH([.$D54];[$OSs.$B$3:$OSs.$B$100];0);1))">
            <text:p/>
          </table:table-cell>
          <table:table-cell/>
        </table:table-row>
        <table:table-row table:style-name="ro1">
          <table:table-cell/>
          <table:table-cell table:formula="of:=IF(ISBLANK([.$A55]);&quot;&quot;;INDEX([$Software.$C$3:$Software.$C$100];MATCH([.$A55];[$Software.$B$3:$Software.$B$100];0);1))">
            <text:p/>
          </table:table-cell>
          <table:table-cell/>
          <table:table-cell/>
          <table:table-cell table:formula="of:=IF(ISBLANK([.$D55]);&quot;&quot;;INDEX([$OSs.$C$3:$OSs.$C$100];MATCH([.$D55];[$OSs.$B$3:$OSs.$B$100];0);1))">
            <text:p/>
          </table:table-cell>
          <table:table-cell/>
        </table:table-row>
        <table:table-row table:style-name="ro1">
          <table:table-cell/>
          <table:table-cell table:formula="of:=IF(ISBLANK([.$A56]);&quot;&quot;;INDEX([$Software.$C$3:$Software.$C$100];MATCH([.$A56];[$Software.$B$3:$Software.$B$100];0);1))">
            <text:p/>
          </table:table-cell>
          <table:table-cell/>
          <table:table-cell/>
          <table:table-cell table:formula="of:=IF(ISBLANK([.$D56]);&quot;&quot;;INDEX([$OSs.$C$3:$OSs.$C$100];MATCH([.$D56];[$OSs.$B$3:$OSs.$B$100];0);1))">
            <text:p/>
          </table:table-cell>
          <table:table-cell/>
        </table:table-row>
        <table:table-row table:style-name="ro1">
          <table:table-cell/>
          <table:table-cell table:formula="of:=IF(ISBLANK([.$A57]);&quot;&quot;;INDEX([$Software.$C$3:$Software.$C$100];MATCH([.$A57];[$Software.$B$3:$Software.$B$100];0);1))">
            <text:p/>
          </table:table-cell>
          <table:table-cell/>
          <table:table-cell/>
          <table:table-cell table:formula="of:=IF(ISBLANK([.$D57]);&quot;&quot;;INDEX([$OSs.$C$3:$OSs.$C$100];MATCH([.$D57];[$OSs.$B$3:$OSs.$B$100];0);1))">
            <text:p/>
          </table:table-cell>
          <table:table-cell/>
        </table:table-row>
        <table:table-row table:style-name="ro1">
          <table:table-cell/>
          <table:table-cell table:formula="of:=IF(ISBLANK([.$A58]);&quot;&quot;;INDEX([$Software.$C$3:$Software.$C$100];MATCH([.$A58];[$Software.$B$3:$Software.$B$100];0);1))">
            <text:p/>
          </table:table-cell>
          <table:table-cell/>
          <table:table-cell/>
          <table:table-cell table:formula="of:=IF(ISBLANK([.$D58]);&quot;&quot;;INDEX([$OSs.$C$3:$OSs.$C$100];MATCH([.$D58];[$OSs.$B$3:$OSs.$B$100];0);1))">
            <text:p/>
          </table:table-cell>
          <table:table-cell/>
        </table:table-row>
        <table:table-row table:style-name="ro1">
          <table:table-cell/>
          <table:table-cell table:formula="of:=IF(ISBLANK([.$A59]);&quot;&quot;;INDEX([$Software.$C$3:$Software.$C$100];MATCH([.$A59];[$Software.$B$3:$Software.$B$100];0);1))">
            <text:p/>
          </table:table-cell>
          <table:table-cell/>
          <table:table-cell/>
          <table:table-cell table:formula="of:=IF(ISBLANK([.$D59]);&quot;&quot;;INDEX([$OSs.$C$3:$OSs.$C$100];MATCH([.$D59];[$OSs.$B$3:$OSs.$B$100];0);1))">
            <text:p/>
          </table:table-cell>
          <table:table-cell/>
        </table:table-row>
        <table:table-row table:style-name="ro1">
          <table:table-cell/>
          <table:table-cell table:formula="of:=IF(ISBLANK([.$A60]);&quot;&quot;;INDEX([$Software.$C$3:$Software.$C$100];MATCH([.$A60];[$Software.$B$3:$Software.$B$100];0);1))">
            <text:p/>
          </table:table-cell>
          <table:table-cell/>
          <table:table-cell/>
          <table:table-cell table:formula="of:=IF(ISBLANK([.$D60]);&quot;&quot;;INDEX([$OSs.$C$3:$OSs.$C$100];MATCH([.$D60];[$OSs.$B$3:$OSs.$B$100];0);1))">
            <text:p/>
          </table:table-cell>
          <table:table-cell/>
        </table:table-row>
        <table:table-row table:style-name="ro1">
          <table:table-cell/>
          <table:table-cell table:formula="of:=IF(ISBLANK([.$A61]);&quot;&quot;;INDEX([$Software.$C$3:$Software.$C$100];MATCH([.$A61];[$Software.$B$3:$Software.$B$100];0);1))">
            <text:p/>
          </table:table-cell>
          <table:table-cell/>
          <table:table-cell/>
          <table:table-cell table:formula="of:=IF(ISBLANK([.$D61]);&quot;&quot;;INDEX([$OSs.$C$3:$OSs.$C$100];MATCH([.$D61];[$OSs.$B$3:$OSs.$B$100];0);1))">
            <text:p/>
          </table:table-cell>
          <table:table-cell/>
        </table:table-row>
        <table:table-row table:style-name="ro1">
          <table:table-cell/>
          <table:table-cell table:formula="of:=IF(ISBLANK([.$A62]);&quot;&quot;;INDEX([$Software.$C$3:$Software.$C$100];MATCH([.$A62];[$Software.$B$3:$Software.$B$100];0);1))">
            <text:p/>
          </table:table-cell>
          <table:table-cell/>
          <table:table-cell/>
          <table:table-cell table:formula="of:=IF(ISBLANK([.$D62]);&quot;&quot;;INDEX([$OSs.$C$3:$OSs.$C$100];MATCH([.$D62];[$OSs.$B$3:$OSs.$B$100];0);1))">
            <text:p/>
          </table:table-cell>
          <table:table-cell/>
        </table:table-row>
        <table:table-row table:style-name="ro1">
          <table:table-cell/>
          <table:table-cell table:formula="of:=IF(ISBLANK([.$A63]);&quot;&quot;;INDEX([$Software.$C$3:$Software.$C$100];MATCH([.$A63];[$Software.$B$3:$Software.$B$100];0);1))">
            <text:p/>
          </table:table-cell>
          <table:table-cell/>
          <table:table-cell/>
          <table:table-cell table:formula="of:=IF(ISBLANK([.$D63]);&quot;&quot;;INDEX([$OSs.$C$3:$OSs.$C$100];MATCH([.$D63];[$OSs.$B$3:$OSs.$B$100];0);1))">
            <text:p/>
          </table:table-cell>
          <table:table-cell/>
        </table:table-row>
        <table:table-row table:style-name="ro1">
          <table:table-cell/>
          <table:table-cell table:formula="of:=IF(ISBLANK([.$A64]);&quot;&quot;;INDEX([$Software.$C$3:$Software.$C$100];MATCH([.$A64];[$Software.$B$3:$Software.$B$100];0);1))">
            <text:p/>
          </table:table-cell>
          <table:table-cell/>
          <table:table-cell/>
          <table:table-cell table:formula="of:=IF(ISBLANK([.$D64]);&quot;&quot;;INDEX([$OSs.$C$3:$OSs.$C$100];MATCH([.$D64];[$OSs.$B$3:$OSs.$B$100];0);1))">
            <text:p/>
          </table:table-cell>
          <table:table-cell/>
        </table:table-row>
        <table:table-row table:style-name="ro1">
          <table:table-cell/>
          <table:table-cell table:formula="of:=IF(ISBLANK([.$A65]);&quot;&quot;;INDEX([$Software.$C$3:$Software.$C$100];MATCH([.$A65];[$Software.$B$3:$Software.$B$100];0);1))">
            <text:p/>
          </table:table-cell>
          <table:table-cell/>
          <table:table-cell/>
          <table:table-cell table:formula="of:=IF(ISBLANK([.$D65]);&quot;&quot;;INDEX([$OSs.$C$3:$OSs.$C$100];MATCH([.$D65];[$OSs.$B$3:$OSs.$B$100];0);1))">
            <text:p/>
          </table:table-cell>
          <table:table-cell/>
        </table:table-row>
        <table:table-row table:style-name="ro1">
          <table:table-cell/>
          <table:table-cell table:formula="of:=IF(ISBLANK([.$A66]);&quot;&quot;;INDEX([$Software.$C$3:$Software.$C$100];MATCH([.$A66];[$Software.$B$3:$Software.$B$100];0);1))">
            <text:p/>
          </table:table-cell>
          <table:table-cell/>
          <table:table-cell/>
          <table:table-cell table:formula="of:=IF(ISBLANK([.$D66]);&quot;&quot;;INDEX([$OSs.$C$3:$OSs.$C$100];MATCH([.$D66];[$OSs.$B$3:$OSs.$B$100];0);1))">
            <text:p/>
          </table:table-cell>
          <table:table-cell/>
        </table:table-row>
        <table:table-row table:style-name="ro1">
          <table:table-cell/>
          <table:table-cell table:formula="of:=IF(ISBLANK([.$A67]);&quot;&quot;;INDEX([$Software.$C$3:$Software.$C$100];MATCH([.$A67];[$Software.$B$3:$Software.$B$100];0);1))">
            <text:p/>
          </table:table-cell>
          <table:table-cell/>
          <table:table-cell/>
          <table:table-cell table:formula="of:=IF(ISBLANK([.$D67]);&quot;&quot;;INDEX([$OSs.$C$3:$OSs.$C$100];MATCH([.$D67];[$OSs.$B$3:$OSs.$B$100];0);1))">
            <text:p/>
          </table:table-cell>
          <table:table-cell/>
        </table:table-row>
        <table:table-row table:style-name="ro1">
          <table:table-cell/>
          <table:table-cell table:formula="of:=IF(ISBLANK([.$A68]);&quot;&quot;;INDEX([$Software.$C$3:$Software.$C$100];MATCH([.$A68];[$Software.$B$3:$Software.$B$100];0);1))">
            <text:p/>
          </table:table-cell>
          <table:table-cell/>
          <table:table-cell/>
          <table:table-cell table:formula="of:=IF(ISBLANK([.$D68]);&quot;&quot;;INDEX([$OSs.$C$3:$OSs.$C$100];MATCH([.$D68];[$OSs.$B$3:$OSs.$B$100];0);1))">
            <text:p/>
          </table:table-cell>
          <table:table-cell/>
        </table:table-row>
        <table:table-row table:style-name="ro1">
          <table:table-cell/>
          <table:table-cell table:formula="of:=IF(ISBLANK([.$A69]);&quot;&quot;;INDEX([$Software.$C$3:$Software.$C$100];MATCH([.$A69];[$Software.$B$3:$Software.$B$100];0);1))">
            <text:p/>
          </table:table-cell>
          <table:table-cell/>
          <table:table-cell/>
          <table:table-cell table:formula="of:=IF(ISBLANK([.$D69]);&quot;&quot;;INDEX([$OSs.$C$3:$OSs.$C$100];MATCH([.$D69];[$OSs.$B$3:$OSs.$B$100];0);1))">
            <text:p/>
          </table:table-cell>
          <table:table-cell/>
        </table:table-row>
        <table:table-row table:style-name="ro1">
          <table:table-cell/>
          <table:table-cell table:formula="of:=IF(ISBLANK([.$A70]);&quot;&quot;;INDEX([$Software.$C$3:$Software.$C$100];MATCH([.$A70];[$Software.$B$3:$Software.$B$100];0);1))">
            <text:p/>
          </table:table-cell>
          <table:table-cell/>
          <table:table-cell/>
          <table:table-cell table:formula="of:=IF(ISBLANK([.$D70]);&quot;&quot;;INDEX([$OSs.$C$3:$OSs.$C$100];MATCH([.$D70];[$OSs.$B$3:$OSs.$B$100];0);1))">
            <text:p/>
          </table:table-cell>
          <table:table-cell/>
        </table:table-row>
        <table:table-row table:style-name="ro1">
          <table:table-cell/>
          <table:table-cell table:formula="of:=IF(ISBLANK([.$A71]);&quot;&quot;;INDEX([$Software.$C$3:$Software.$C$100];MATCH([.$A71];[$Software.$B$3:$Software.$B$100];0);1))">
            <text:p/>
          </table:table-cell>
          <table:table-cell/>
          <table:table-cell/>
          <table:table-cell table:formula="of:=IF(ISBLANK([.$D71]);&quot;&quot;;INDEX([$OSs.$C$3:$OSs.$C$100];MATCH([.$D71];[$OSs.$B$3:$OSs.$B$100];0);1))">
            <text:p/>
          </table:table-cell>
          <table:table-cell/>
        </table:table-row>
        <table:table-row table:style-name="ro1">
          <table:table-cell/>
          <table:table-cell table:formula="of:=IF(ISBLANK([.$A72]);&quot;&quot;;INDEX([$Software.$C$3:$Software.$C$100];MATCH([.$A72];[$Software.$B$3:$Software.$B$100];0);1))">
            <text:p/>
          </table:table-cell>
          <table:table-cell/>
          <table:table-cell/>
          <table:table-cell table:formula="of:=IF(ISBLANK([.$D72]);&quot;&quot;;INDEX([$OSs.$C$3:$OSs.$C$100];MATCH([.$D72];[$OSs.$B$3:$OSs.$B$100];0);1))">
            <text:p/>
          </table:table-cell>
          <table:table-cell/>
        </table:table-row>
        <table:table-row table:style-name="ro1">
          <table:table-cell/>
          <table:table-cell table:formula="of:=IF(ISBLANK([.$A73]);&quot;&quot;;INDEX([$Software.$C$3:$Software.$C$100];MATCH([.$A73];[$Software.$B$3:$Software.$B$100];0);1))">
            <text:p/>
          </table:table-cell>
          <table:table-cell/>
          <table:table-cell/>
          <table:table-cell table:formula="of:=IF(ISBLANK([.$D73]);&quot;&quot;;INDEX([$OSs.$C$3:$OSs.$C$100];MATCH([.$D73];[$OSs.$B$3:$OSs.$B$100];0);1))">
            <text:p/>
          </table:table-cell>
          <table:table-cell/>
        </table:table-row>
        <table:table-row table:style-name="ro1">
          <table:table-cell/>
          <table:table-cell table:formula="of:=IF(ISBLANK([.$A74]);&quot;&quot;;INDEX([$Software.$C$3:$Software.$C$100];MATCH([.$A74];[$Software.$B$3:$Software.$B$100];0);1))">
            <text:p/>
          </table:table-cell>
          <table:table-cell/>
          <table:table-cell/>
          <table:table-cell table:formula="of:=IF(ISBLANK([.$D74]);&quot;&quot;;INDEX([$OSs.$C$3:$OSs.$C$100];MATCH([.$D74];[$OSs.$B$3:$OSs.$B$100];0);1))">
            <text:p/>
          </table:table-cell>
          <table:table-cell/>
        </table:table-row>
        <table:table-row table:style-name="ro1">
          <table:table-cell/>
          <table:table-cell table:formula="of:=IF(ISBLANK([.$A75]);&quot;&quot;;INDEX([$Software.$C$3:$Software.$C$100];MATCH([.$A75];[$Software.$B$3:$Software.$B$100];0);1))">
            <text:p/>
          </table:table-cell>
          <table:table-cell/>
          <table:table-cell/>
          <table:table-cell table:formula="of:=IF(ISBLANK([.$D75]);&quot;&quot;;INDEX([$OSs.$C$3:$OSs.$C$100];MATCH([.$D75];[$OSs.$B$3:$OSs.$B$100];0);1))">
            <text:p/>
          </table:table-cell>
          <table:table-cell/>
        </table:table-row>
        <table:table-row table:style-name="ro1">
          <table:table-cell/>
          <table:table-cell table:formula="of:=IF(ISBLANK([.$A76]);&quot;&quot;;INDEX([$Software.$C$3:$Software.$C$100];MATCH([.$A76];[$Software.$B$3:$Software.$B$100];0);1))">
            <text:p/>
          </table:table-cell>
          <table:table-cell/>
          <table:table-cell/>
          <table:table-cell table:formula="of:=IF(ISBLANK([.$D76]);&quot;&quot;;INDEX([$OSs.$C$3:$OSs.$C$100];MATCH([.$D76];[$OSs.$B$3:$OSs.$B$100];0);1))">
            <text:p/>
          </table:table-cell>
          <table:table-cell/>
        </table:table-row>
        <table:table-row table:style-name="ro1">
          <table:table-cell/>
          <table:table-cell table:formula="of:=IF(ISBLANK([.$A77]);&quot;&quot;;INDEX([$Software.$C$3:$Software.$C$100];MATCH([.$A77];[$Software.$B$3:$Software.$B$100];0);1))">
            <text:p/>
          </table:table-cell>
          <table:table-cell/>
          <table:table-cell/>
          <table:table-cell table:formula="of:=IF(ISBLANK([.$D77]);&quot;&quot;;INDEX([$OSs.$C$3:$OSs.$C$100];MATCH([.$D77];[$OSs.$B$3:$OSs.$B$100];0);1))">
            <text:p/>
          </table:table-cell>
          <table:table-cell/>
        </table:table-row>
        <table:table-row table:style-name="ro1">
          <table:table-cell/>
          <table:table-cell table:formula="of:=IF(ISBLANK([.$A78]);&quot;&quot;;INDEX([$Software.$C$3:$Software.$C$100];MATCH([.$A78];[$Software.$B$3:$Software.$B$100];0);1))">
            <text:p/>
          </table:table-cell>
          <table:table-cell/>
          <table:table-cell/>
          <table:table-cell table:formula="of:=IF(ISBLANK([.$D78]);&quot;&quot;;INDEX([$OSs.$C$3:$OSs.$C$100];MATCH([.$D78];[$OSs.$B$3:$OSs.$B$100];0);1))">
            <text:p/>
          </table:table-cell>
          <table:table-cell/>
        </table:table-row>
        <table:table-row table:style-name="ro1">
          <table:table-cell/>
          <table:table-cell table:formula="of:=IF(ISBLANK([.$A79]);&quot;&quot;;INDEX([$Software.$C$3:$Software.$C$100];MATCH([.$A79];[$Software.$B$3:$Software.$B$100];0);1))">
            <text:p/>
          </table:table-cell>
          <table:table-cell/>
          <table:table-cell/>
          <table:table-cell table:formula="of:=IF(ISBLANK([.$D79]);&quot;&quot;;INDEX([$OSs.$C$3:$OSs.$C$100];MATCH([.$D79];[$OSs.$B$3:$OSs.$B$100];0);1))">
            <text:p/>
          </table:table-cell>
          <table:table-cell/>
        </table:table-row>
        <table:table-row table:style-name="ro1">
          <table:table-cell/>
          <table:table-cell table:formula="of:=IF(ISBLANK([.$A80]);&quot;&quot;;INDEX([$Software.$C$3:$Software.$C$100];MATCH([.$A80];[$Software.$B$3:$Software.$B$100];0);1))">
            <text:p/>
          </table:table-cell>
          <table:table-cell/>
          <table:table-cell/>
          <table:table-cell table:formula="of:=IF(ISBLANK([.$D80]);&quot;&quot;;INDEX([$OSs.$C$3:$OSs.$C$100];MATCH([.$D80];[$OSs.$B$3:$OSs.$B$100];0);1))">
            <text:p/>
          </table:table-cell>
          <table:table-cell/>
        </table:table-row>
        <table:table-row table:style-name="ro1">
          <table:table-cell/>
          <table:table-cell table:formula="of:=IF(ISBLANK([.$A81]);&quot;&quot;;INDEX([$Software.$C$3:$Software.$C$100];MATCH([.$A81];[$Software.$B$3:$Software.$B$100];0);1))">
            <text:p/>
          </table:table-cell>
          <table:table-cell/>
          <table:table-cell/>
          <table:table-cell table:formula="of:=IF(ISBLANK([.$D81]);&quot;&quot;;INDEX([$OSs.$C$3:$OSs.$C$100];MATCH([.$D81];[$OSs.$B$3:$OSs.$B$100];0);1))">
            <text:p/>
          </table:table-cell>
          <table:table-cell/>
        </table:table-row>
        <table:table-row table:style-name="ro1">
          <table:table-cell/>
          <table:table-cell table:formula="of:=IF(ISBLANK([.$A82]);&quot;&quot;;INDEX([$Software.$C$3:$Software.$C$100];MATCH([.$A82];[$Software.$B$3:$Software.$B$100];0);1))">
            <text:p/>
          </table:table-cell>
          <table:table-cell/>
          <table:table-cell/>
          <table:table-cell table:formula="of:=IF(ISBLANK([.$D82]);&quot;&quot;;INDEX([$OSs.$C$3:$OSs.$C$100];MATCH([.$D82];[$OSs.$B$3:$OSs.$B$100];0);1))">
            <text:p/>
          </table:table-cell>
          <table:table-cell/>
        </table:table-row>
        <table:table-row table:style-name="ro1">
          <table:table-cell/>
          <table:table-cell table:formula="of:=IF(ISBLANK([.$A83]);&quot;&quot;;INDEX([$Software.$C$3:$Software.$C$100];MATCH([.$A83];[$Software.$B$3:$Software.$B$100];0);1))">
            <text:p/>
          </table:table-cell>
          <table:table-cell/>
          <table:table-cell/>
          <table:table-cell table:formula="of:=IF(ISBLANK([.$D83]);&quot;&quot;;INDEX([$OSs.$C$3:$OSs.$C$100];MATCH([.$D83];[$OSs.$B$3:$OSs.$B$100];0);1))">
            <text:p/>
          </table:table-cell>
          <table:table-cell/>
        </table:table-row>
        <table:table-row table:style-name="ro1">
          <table:table-cell/>
          <table:table-cell table:formula="of:=IF(ISBLANK([.$A84]);&quot;&quot;;INDEX([$Software.$C$3:$Software.$C$100];MATCH([.$A84];[$Software.$B$3:$Software.$B$100];0);1))">
            <text:p/>
          </table:table-cell>
          <table:table-cell/>
          <table:table-cell/>
          <table:table-cell table:formula="of:=IF(ISBLANK([.$D84]);&quot;&quot;;INDEX([$OSs.$C$3:$OSs.$C$100];MATCH([.$D84];[$OSs.$B$3:$OSs.$B$100];0);1))">
            <text:p/>
          </table:table-cell>
          <table:table-cell/>
        </table:table-row>
        <table:table-row table:style-name="ro1">
          <table:table-cell/>
          <table:table-cell table:formula="of:=IF(ISBLANK([.$A85]);&quot;&quot;;INDEX([$Software.$C$3:$Software.$C$100];MATCH([.$A85];[$Software.$B$3:$Software.$B$100];0);1))">
            <text:p/>
          </table:table-cell>
          <table:table-cell/>
          <table:table-cell/>
          <table:table-cell table:formula="of:=IF(ISBLANK([.$D85]);&quot;&quot;;INDEX([$OSs.$C$3:$OSs.$C$100];MATCH([.$D85];[$OSs.$B$3:$OSs.$B$100];0);1))">
            <text:p/>
          </table:table-cell>
          <table:table-cell/>
        </table:table-row>
        <table:table-row table:style-name="ro1">
          <table:table-cell/>
          <table:table-cell table:formula="of:=IF(ISBLANK([.$A86]);&quot;&quot;;INDEX([$Software.$C$3:$Software.$C$100];MATCH([.$A86];[$Software.$B$3:$Software.$B$100];0);1))">
            <text:p/>
          </table:table-cell>
          <table:table-cell/>
          <table:table-cell/>
          <table:table-cell table:formula="of:=IF(ISBLANK([.$D86]);&quot;&quot;;INDEX([$OSs.$C$3:$OSs.$C$100];MATCH([.$D86];[$OSs.$B$3:$OSs.$B$100];0);1))">
            <text:p/>
          </table:table-cell>
          <table:table-cell/>
        </table:table-row>
        <table:table-row table:style-name="ro1">
          <table:table-cell/>
          <table:table-cell table:formula="of:=IF(ISBLANK([.$A87]);&quot;&quot;;INDEX([$Software.$C$3:$Software.$C$100];MATCH([.$A87];[$Software.$B$3:$Software.$B$100];0);1))">
            <text:p/>
          </table:table-cell>
          <table:table-cell/>
          <table:table-cell/>
          <table:table-cell table:formula="of:=IF(ISBLANK([.$D87]);&quot;&quot;;INDEX([$OSs.$C$3:$OSs.$C$100];MATCH([.$D87];[$OSs.$B$3:$OSs.$B$100];0);1))">
            <text:p/>
          </table:table-cell>
          <table:table-cell/>
        </table:table-row>
        <table:table-row table:style-name="ro1">
          <table:table-cell/>
          <table:table-cell table:formula="of:=IF(ISBLANK([.$A88]);&quot;&quot;;INDEX([$Software.$C$3:$Software.$C$100];MATCH([.$A88];[$Software.$B$3:$Software.$B$100];0);1))">
            <text:p/>
          </table:table-cell>
          <table:table-cell/>
          <table:table-cell/>
          <table:table-cell table:formula="of:=IF(ISBLANK([.$D88]);&quot;&quot;;INDEX([$OSs.$C$3:$OSs.$C$100];MATCH([.$D88];[$OSs.$B$3:$OSs.$B$100];0);1))">
            <text:p/>
          </table:table-cell>
          <table:table-cell/>
        </table:table-row>
        <table:table-row table:style-name="ro1">
          <table:table-cell/>
          <table:table-cell table:formula="of:=IF(ISBLANK([.$A89]);&quot;&quot;;INDEX([$Software.$C$3:$Software.$C$100];MATCH([.$A89];[$Software.$B$3:$Software.$B$100];0);1))">
            <text:p/>
          </table:table-cell>
          <table:table-cell/>
          <table:table-cell/>
          <table:table-cell table:formula="of:=IF(ISBLANK([.$D89]);&quot;&quot;;INDEX([$OSs.$C$3:$OSs.$C$100];MATCH([.$D89];[$OSs.$B$3:$OSs.$B$100];0);1))">
            <text:p/>
          </table:table-cell>
          <table:table-cell/>
        </table:table-row>
        <table:table-row table:style-name="ro1">
          <table:table-cell/>
          <table:table-cell table:formula="of:=IF(ISBLANK([.$A90]);&quot;&quot;;INDEX([$Software.$C$3:$Software.$C$100];MATCH([.$A90];[$Software.$B$3:$Software.$B$100];0);1))">
            <text:p/>
          </table:table-cell>
          <table:table-cell/>
          <table:table-cell/>
          <table:table-cell table:formula="of:=IF(ISBLANK([.$D90]);&quot;&quot;;INDEX([$OSs.$C$3:$OSs.$C$100];MATCH([.$D90];[$OSs.$B$3:$OSs.$B$100];0);1))">
            <text:p/>
          </table:table-cell>
          <table:table-cell/>
        </table:table-row>
        <table:table-row table:style-name="ro1">
          <table:table-cell/>
          <table:table-cell table:formula="of:=IF(ISBLANK([.$A91]);&quot;&quot;;INDEX([$Software.$C$3:$Software.$C$100];MATCH([.$A91];[$Software.$B$3:$Software.$B$100];0);1))">
            <text:p/>
          </table:table-cell>
          <table:table-cell/>
          <table:table-cell/>
          <table:table-cell table:formula="of:=IF(ISBLANK([.$D91]);&quot;&quot;;INDEX([$OSs.$C$3:$OSs.$C$100];MATCH([.$D91];[$OSs.$B$3:$OSs.$B$100];0);1))">
            <text:p/>
          </table:table-cell>
          <table:table-cell/>
        </table:table-row>
        <table:table-row table:style-name="ro1">
          <table:table-cell/>
          <table:table-cell table:formula="of:=IF(ISBLANK([.$A92]);&quot;&quot;;INDEX([$Software.$C$3:$Software.$C$100];MATCH([.$A92];[$Software.$B$3:$Software.$B$100];0);1))">
            <text:p/>
          </table:table-cell>
          <table:table-cell/>
          <table:table-cell/>
          <table:table-cell table:formula="of:=IF(ISBLANK([.$D92]);&quot;&quot;;INDEX([$OSs.$C$3:$OSs.$C$100];MATCH([.$D92];[$OSs.$B$3:$OSs.$B$100];0);1))">
            <text:p/>
          </table:table-cell>
          <table:table-cell/>
        </table:table-row>
        <table:table-row table:style-name="ro1">
          <table:table-cell/>
          <table:table-cell table:formula="of:=IF(ISBLANK([.$A93]);&quot;&quot;;INDEX([$Software.$C$3:$Software.$C$100];MATCH([.$A93];[$Software.$B$3:$Software.$B$100];0);1))">
            <text:p/>
          </table:table-cell>
          <table:table-cell/>
          <table:table-cell/>
          <table:table-cell table:formula="of:=IF(ISBLANK([.$D93]);&quot;&quot;;INDEX([$OSs.$C$3:$OSs.$C$100];MATCH([.$D93];[$OSs.$B$3:$OSs.$B$100];0);1))">
            <text:p/>
          </table:table-cell>
          <table:table-cell/>
        </table:table-row>
        <table:table-row table:style-name="ro1">
          <table:table-cell/>
          <table:table-cell table:formula="of:=IF(ISBLANK([.$A94]);&quot;&quot;;INDEX([$Software.$C$3:$Software.$C$100];MATCH([.$A94];[$Software.$B$3:$Software.$B$100];0);1))">
            <text:p/>
          </table:table-cell>
          <table:table-cell/>
          <table:table-cell/>
          <table:table-cell table:formula="of:=IF(ISBLANK([.$D94]);&quot;&quot;;INDEX([$OSs.$C$3:$OSs.$C$100];MATCH([.$D94];[$OSs.$B$3:$OSs.$B$100];0);1))">
            <text:p/>
          </table:table-cell>
          <table:table-cell/>
        </table:table-row>
        <table:table-row table:style-name="ro1">
          <table:table-cell/>
          <table:table-cell table:formula="of:=IF(ISBLANK([.$A95]);&quot;&quot;;INDEX([$Software.$C$3:$Software.$C$100];MATCH([.$A95];[$Software.$B$3:$Software.$B$100];0);1))">
            <text:p/>
          </table:table-cell>
          <table:table-cell/>
          <table:table-cell/>
          <table:table-cell table:formula="of:=IF(ISBLANK([.$D95]);&quot;&quot;;INDEX([$OSs.$C$3:$OSs.$C$100];MATCH([.$D95];[$OSs.$B$3:$OSs.$B$100];0);1))">
            <text:p/>
          </table:table-cell>
          <table:table-cell/>
        </table:table-row>
        <table:table-row table:style-name="ro1">
          <table:table-cell/>
          <table:table-cell table:formula="of:=IF(ISBLANK([.$A96]);&quot;&quot;;INDEX([$Software.$C$3:$Software.$C$100];MATCH([.$A96];[$Software.$B$3:$Software.$B$100];0);1))">
            <text:p/>
          </table:table-cell>
          <table:table-cell/>
          <table:table-cell/>
          <table:table-cell table:formula="of:=IF(ISBLANK([.$D96]);&quot;&quot;;INDEX([$OSs.$C$3:$OSs.$C$100];MATCH([.$D96];[$OSs.$B$3:$OSs.$B$100];0);1))">
            <text:p/>
          </table:table-cell>
          <table:table-cell/>
        </table:table-row>
        <table:table-row table:style-name="ro1">
          <table:table-cell/>
          <table:table-cell table:formula="of:=IF(ISBLANK([.$A97]);&quot;&quot;;INDEX([$Software.$C$3:$Software.$C$100];MATCH([.$A97];[$Software.$B$3:$Software.$B$100];0);1))">
            <text:p/>
          </table:table-cell>
          <table:table-cell/>
          <table:table-cell/>
          <table:table-cell table:formula="of:=IF(ISBLANK([.$D97]);&quot;&quot;;INDEX([$OSs.$C$3:$OSs.$C$100];MATCH([.$D97];[$OSs.$B$3:$OSs.$B$100];0);1))">
            <text:p/>
          </table:table-cell>
          <table:table-cell/>
        </table:table-row>
        <table:table-row table:style-name="ro1">
          <table:table-cell/>
          <table:table-cell table:formula="of:=IF(ISBLANK([.$A98]);&quot;&quot;;INDEX([$Software.$C$3:$Software.$C$100];MATCH([.$A98];[$Software.$B$3:$Software.$B$100];0);1))">
            <text:p/>
          </table:table-cell>
          <table:table-cell/>
          <table:table-cell/>
          <table:table-cell table:formula="of:=IF(ISBLANK([.$D98]);&quot;&quot;;INDEX([$OSs.$C$3:$OSs.$C$100];MATCH([.$D98];[$OSs.$B$3:$OSs.$B$100];0);1))">
            <text:p/>
          </table:table-cell>
          <table:table-cell/>
        </table:table-row>
        <table:table-row table:style-name="ro1">
          <table:table-cell/>
          <table:table-cell table:formula="of:=IF(ISBLANK([.$A99]);&quot;&quot;;INDEX([$Software.$C$3:$Software.$C$100];MATCH([.$A99];[$Software.$B$3:$Software.$B$100];0);1))">
            <text:p/>
          </table:table-cell>
          <table:table-cell/>
          <table:table-cell/>
          <table:table-cell table:formula="of:=IF(ISBLANK([.$D99]);&quot;&quot;;INDEX([$OSs.$C$3:$OSs.$C$100];MATCH([.$D99];[$OSs.$B$3:$OSs.$B$100];0);1))">
            <text:p/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9P0" style:volatile="true" number:language="en" number:country="GB">
      <number:number number:decimal-places="0" number:min-integer-digits="1" number:grouping="true"/>
      <number:text> </number:text>
    </number:number-style>
    <number:number-style style:name="N5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9P2" style:volatile="true" number:language="en" number:country="GB">
      <number:text> - </number:text>
    </number:number-style>
    <number:text-style style:name="N5119" number:language="en" number:country="GB"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23P2" style:volatile="true" number:language="en" number:country="GB">
      <number:text> £- </number:text>
    </number:number-style>
    <number:text-style style:name="N5123" number:language="en" number:country="GB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n" number:country="GB">
      <number:number number:decimal-places="2" number:min-integer-digits="1" number:grouping="true"/>
      <number:text> </number:text>
    </number:number-style>
    <number:number-style style:name="N5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27" number:language="en" number:country="GB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31" number:language="en" number:country="GB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time-style style:name="N5132" number:language="en" number:country="GB">
      <number:minutes number:style="long"/>
      <number:text>:</number:text>
      <number:seconds number:style="long"/>
    </number:time-style>
    <number:time-style style:name="N5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4" number:language="en" number:country="GB">
      <number:minutes number:style="long"/>
      <number:text>:</number:text>
      <number:seconds number:style="long" number:decimal-places="1"/>
    </number:time-style>
    <number:number-style style:name="N5135" number:language="en" number:country="GB">
      <number:scientific-number number:decimal-places="1" number:min-integer-digits="3" number:min-exponent-digits="1"/>
    </number:number-style>
    <number:number-style style:name="N513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513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36P2" style:volatile="true" number:language="en" number:country="GB">
      <number:text> - </number:text>
    </number:number-style>
    <number:text-style style:name="N5136" number:language="en" number:country="GB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3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37P2" style:volatile="true" number:language="en" number:country="GB">
      <number:text> £- </number:text>
    </number:number-style>
    <number:text-style style:name="N5137" number:language="en" number:country="GB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number-style style:name="N513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513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3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38" number:language="en" number:country="GB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3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3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3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39" number:language="en" number:country="GB">
      <number:text> </number:text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number-style style:name="N5140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4">24/03/2011</text:date>, <text:time>02:1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cott Dennison</meta:initial-creator>
    <meta:creation-date>2011-03-20T19:47:55</meta:creation-date>
    <dc:date>2011-03-24T02:16:36</dc:date>
    <dc:creator>Scott Dennison</dc:creator>
    <meta:editing-duration>PT08H47M27S</meta:editing-duration>
    <meta:editing-cycles>7</meta:editing-cycles>
    <meta:generator>OpenOffice.org/3.2$Linux OpenOffice.org_project/320m19$Build-9505</meta:generator>
    <meta:document-statistic meta:table-count="4" meta:cell-count="665" meta:object-count="0"/>
  </office:meta>
</office:document-meta>
</file>